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5000b" draw:textarea-horizontal-align="justify" draw:textarea-vertical-align="middle" draw:auto-grow-height="false" fo:min-height="0.074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0.208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0.07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Dashed_20__28_var_29_" svg:stroke-width="0.152cm" svg:stroke-color="#99ff66" draw:marker-start-width="0.659cm" draw:marker-end-width="0.659cm" draw:fill="none" draw:textarea-horizontal-align="justify" draw:textarea-vertical-align="middle" draw:auto-grow-height="false" fo:min-height="12.144cm" fo:min-width="15.306cm" fo:padding-top="0.2cm" fo:padding-bottom="0.2cm" fo:padding-left="0.325cm" fo:padding-right="0.32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601cm" fo:min-width="0.351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3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65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258cm" fo:min-width="2.8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92cm"/>
    </style:style>
    <style:style style:name="gr22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92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0.074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553cm"/>
    </style:style>
    <style:style style:name="gr27" style:family="graphic" style:parent-style-name="standard">
      <style:graphic-properties draw:fill-color="#c5000b" draw:textarea-horizontal-align="justify" draw:textarea-vertical-align="middle" draw:auto-grow-height="false" fo:min-height="0.417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553cm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26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.9cm" fo:min-width="3.138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9cm" fo:min-width="1.319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832cm" fo:min-width="1.319cm"/>
    </style:style>
    <style:style style:name="gr33" style:family="graphic" style:parent-style-name="objectwithoutfill">
      <style:graphic-properties draw:marker-end="Arrow" draw:marker-end-width="0.3cm" draw:fill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measure" style:list-style-name="L1">
      <style:graphic-properties draw:line-distance="0.755cm"/>
    </style:style>
    <style:style style:name="gr36" style:family="graphic" style:parent-style-name="measure" style:list-style-name="L1">
      <style:graphic-properties draw:line-distance="0.755cm" draw:start-guide="-0.13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831cm" fo:min-width="1.319cm"/>
    </style:style>
    <style:style style:name="gr39" style:family="graphic" style:parent-style-name="measure" style:list-style-name="L1">
      <style:graphic-properties draw:line-distance="0.755cm"/>
    </style:style>
    <style:style style:name="gr40" style:family="graphic" style:parent-style-name="measure" style:list-style-name="L1">
      <style:graphic-properties draw:line-distance="0.755cm"/>
    </style:style>
    <style:style style:name="gr41" style:family="graphic" style:parent-style-name="standard">
      <style:graphic-properties draw:textarea-horizontal-align="justify" draw:textarea-vertical-align="middle" draw:auto-grow-height="false" fo:min-height="0.335cm" fo:min-width="0.67cm"/>
    </style:style>
    <style:style style:name="gr42" style:family="graphic" style:parent-style-name="objectwithoutfill">
      <style:graphic-properties draw:fill="none"/>
    </style:style>
    <style:style style:name="gr43" style:family="graphic" style:parent-style-name="standard">
      <style:graphic-properties draw:textarea-vertical-align="middle" draw:auto-grow-height="false" fo:min-height="0.328cm" fo:min-width="0.078cm"/>
    </style:style>
    <style:style style:name="gr44" style:family="graphic" style:parent-style-name="standard">
      <style:graphic-properties draw:textarea-horizontal-align="justify" draw:textarea-vertical-align="middle" draw:auto-grow-height="false" fo:min-height="3.305cm" fo:min-width="5.90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c5000b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text-properties fo:font-size="24pt" style:font-size-asian="18pt" style:font-size-complex="18pt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22pt" style:font-size-asian="18pt" style:font-size-complex="18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style:text-position="sub 58%" fo:font-size="24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xml:id="id16" draw:id="id16" draw:layer="layout" svg:width="0.458cm" svg:height="0.458cm" svg:x="13.77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58cm" svg:height="0.458cm" svg:x="22.572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096cm" svg:height="0.962cm" svg:x="10.922cm" svg:y="0.254cm">
          <draw:text-box>
            <text:p xml:id="id20" text:id="id20">Dijkstra’s Algorithm</text:p>
          </draw:text-box>
        </draw:frame>
        <draw:frame draw:style-name="gr3" draw:text-style-name="P2" draw:layer="layout" svg:width="1.706cm" svg:height="0.962cm" svg:x="14.296cm" svg:y="9.96cm">
          <draw:text-box>
            <text:p xml:id="id17" text:id="id17">You</text:p>
          </draw:text-box>
        </draw:frame>
        <draw:frame draw:style-name="gr3" draw:text-style-name="P2" draw:layer="layout" svg:width="3.556cm" svg:height="0.962cm" svg:x="18.796cm" svg:y="15.748cm">
          <draw:text-box>
            <text:p xml:id="id19" text:id="id19">ZmnSCPxj</text:p>
          </draw:text-box>
        </draw:frame>
        <draw:g xml:id="id21" draw:id="id21">
          <draw:custom-shape draw:style-name="gr4" draw:text-style-name="P3" draw:layer="layout" svg:width="0.458cm" svg:height="0.458cm" svg:x="15.672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1.573cm" svg:y="8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274cm" svg:y="12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3.771cm" svg:y1="10.271cm" svg:x2="12.031cm" svg:y2="8.931cm">
            <text:p/>
          </draw:line>
          <draw:line draw:style-name="gr5" draw:text-style-name="P4" draw:layer="layout" svg:x1="14.229cm" svg:y1="10.271cm" svg:x2="16.002cm" svg:y2="8.33cm">
            <text:p/>
          </draw:line>
          <draw:line draw:style-name="gr5" draw:text-style-name="P4" draw:layer="layout" svg:x1="13.97cm" svg:y1="10.729cm" svg:x2="13.462cm" svg:y2="12.974cm">
            <text:p/>
          </draw:line>
        </draw:g>
        <draw:g xml:id="id22" draw:id="id22">
          <draw:custom-shape draw:style-name="gr4" draw:text-style-name="P3" draw:layer="layout" svg:width="0.458cm" svg:height="0.458cm" svg:x="14.272cm" svg:y="4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073cm" svg:y="5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673cm" svg:y="12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2.674cm" svg:y="1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374cm" svg:y="6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8.274cm" svg:y="7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8.275cm" svg:y="10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0.175cm" svg:y="8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672cm" svg:y1="7.872cm" svg:x2="14.73cm" svg:y2="4.73cm">
            <text:p/>
          </draw:line>
          <draw:line draw:style-name="gr5" draw:text-style-name="P4" draw:layer="layout" svg:x1="16.13cm" svg:y1="7.872cm" svg:x2="19.374cm" svg:y2="6.832cm">
            <text:p/>
          </draw:line>
          <draw:line draw:style-name="gr5" draw:text-style-name="P4" draw:layer="layout" svg:x1="16.13cm" svg:y1="8.33cm" svg:x2="20.175cm" svg:y2="8.89cm">
            <text:p/>
          </draw:line>
          <draw:line draw:style-name="gr5" draw:text-style-name="P4" draw:layer="layout" svg:x1="16.002cm" svg:y1="8.33cm" svg:x2="19.673cm" svg:y2="12.073cm">
            <text:p/>
          </draw:line>
          <draw:line draw:style-name="gr5" draw:text-style-name="P4" draw:layer="layout" svg:x1="11.573cm" svg:y1="8.473cm" svg:x2="10.531cm" svg:y2="5.531cm">
            <text:p/>
          </draw:line>
          <draw:line draw:style-name="gr5" draw:text-style-name="P4" draw:layer="layout" svg:x1="11.43cm" svg:y1="8.636cm" svg:x2="8.732cm" svg:y2="7.62cm">
            <text:p/>
          </draw:line>
          <draw:line draw:style-name="gr5" draw:text-style-name="P4" draw:layer="layout" svg:x1="11.573cm" svg:y1="8.931cm" svg:x2="8.733cm" svg:y2="10.475cm">
            <text:p/>
          </draw:line>
          <draw:line draw:style-name="gr5" draw:text-style-name="P4" draw:layer="layout" svg:x1="13.274cm" svg:y1="13.432cm" svg:x2="12.954cm" svg:y2="15.974cm">
            <text:p/>
          </draw:line>
        </draw:g>
        <draw:g xml:id="id23" draw:id="id23">
          <draw:line draw:style-name="gr6" draw:text-style-name="P4" draw:layer="layout" svg:x1="10.073cm" svg:y1="5.531cm" svg:x2="8.732cm" svg:y2="7.274cm">
            <text:p/>
          </draw:line>
          <draw:line draw:style-name="gr6" draw:text-style-name="P4" draw:layer="layout" svg:x1="11.684cm" svg:y1="9.144cm" svg:x2="13.274cm" svg:y2="12.974cm">
            <text:p/>
          </draw:line>
          <draw:line draw:style-name="gr6" draw:text-style-name="P4" draw:layer="layout" svg:x1="19.832cm" svg:y1="6.832cm" svg:x2="20.175cm" svg:y2="8.675cm">
            <text:p/>
          </draw:line>
          <draw:line draw:style-name="gr6" draw:text-style-name="P4" draw:layer="layout" svg:x1="19.374cm" svg:y1="6.374cm" svg:x2="14.73cm" svg:y2="4.572cm">
            <text:p/>
          </draw:line>
          <draw:line draw:style-name="gr6" draw:text-style-name="P4" draw:layer="layout" svg:x1="19.673cm" svg:y1="12.531cm" svg:x2="13.274cm" svg:y2="15.974cm">
            <text:p/>
          </draw:line>
          <draw:line draw:style-name="gr6" draw:text-style-name="P4" draw:layer="layout" svg:x1="8.733cm" svg:y1="10.933cm" svg:x2="13.274cm" svg:y2="13.208cm">
            <text:p/>
          </draw:line>
          <draw:line draw:style-name="gr6" draw:text-style-name="P4" draw:layer="layout" svg:x1="8.734cm" svg:y1="10.934cm" svg:x2="12.674cm" svg:y2="15.974cm">
            <text:p/>
          </draw:line>
        </draw:g>
        <draw:custom-shape draw:style-name="gr7" draw:text-style-name="P4" xml:id="id25" draw:id="id25" draw:layer="layout" svg:width="22.352cm" svg:height="17.526cm" svg:x="3.302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4" draw:id="id24">
          <draw:custom-shape draw:style-name="gr4" draw:text-style-name="P3" draw:layer="layout" svg:width="0.458cm" svg:height="0.458cm" svg:x="15.972cm" svg:y="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0.624cm" svg:y="2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3.926cm" svg:y="5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5.28cm" svg:y="8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8.288cm" svg:y="1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5.327cm" svg:y="11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4.081cm" svg:y="14.3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982cm" svg:y="1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783cm" svg:y="18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2.684cm" svg:y="1.4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38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581cm" svg:y="4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728cm" svg:y="6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284cm" svg:y="18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0.131cm" svg:y1="12.531cm" svg:x2="20.32cm" svg:y2="17.78cm">
            <text:p/>
          </draw:line>
          <draw:line draw:style-name="gr5" draw:text-style-name="P4" draw:layer="layout" svg:x1="20.131cm" svg:y1="12.531cm" svg:x2="22.572cm" svg:y2="15.95cm">
            <text:p/>
          </draw:line>
          <draw:line draw:style-name="gr5" draw:text-style-name="P4" draw:layer="layout" svg:x1="20.131cm" svg:y1="12.192cm" svg:x2="24.081cm" svg:y2="14.319cm">
            <text:p/>
          </draw:line>
          <draw:line draw:style-name="gr5" draw:text-style-name="P4" draw:layer="layout" svg:x1="20.32cm" svg:y1="12.192cm" svg:x2="25.146cm" svg:y2="11.684cm">
            <text:p/>
          </draw:line>
          <draw:line draw:style-name="gr5" draw:text-style-name="P4" draw:layer="layout" svg:x1="20.633cm" svg:y1="8.89cm" svg:x2="25.28cm" svg:y2="9.276cm">
            <text:p/>
          </draw:line>
          <draw:line draw:style-name="gr5" draw:text-style-name="P4" draw:layer="layout" svg:x1="19.832cm" svg:y1="6.374cm" svg:x2="20.624cm" svg:y2="3.302cm">
            <text:p/>
          </draw:line>
          <draw:line draw:style-name="gr5" draw:text-style-name="P4" draw:layer="layout" svg:x1="19.832cm" svg:y1="6.374cm" svg:x2="23.926cm" svg:y2="6.096cm">
            <text:p/>
          </draw:line>
          <draw:line draw:style-name="gr5" draw:text-style-name="P4" draw:layer="layout" svg:x1="14.73cm" svg:y1="4.272cm" svg:x2="18.288cm" svg:y2="2.236cm">
            <text:p/>
          </draw:line>
          <draw:line draw:style-name="gr5" draw:text-style-name="P4" draw:layer="layout" svg:x1="14.478cm" svg:y1="4.272cm" svg:x2="15.972cm" svg:y2="1.93cm">
            <text:p/>
          </draw:line>
          <draw:line draw:style-name="gr5" draw:text-style-name="P4" draw:layer="layout" svg:x1="14.478cm" svg:y1="4.272cm" svg:x2="13.142cm" svg:y2="1.88cm">
            <text:p/>
          </draw:line>
          <draw:line draw:style-name="gr5" draw:text-style-name="P4" draw:layer="layout" svg:x1="8.274cm" svg:y1="7.274cm" svg:x2="6.039cm" svg:y2="4.877cm">
            <text:p/>
          </draw:line>
          <draw:line draw:style-name="gr5" draw:text-style-name="P4" draw:layer="layout" svg:x1="8.274cm" svg:y1="7.732cm" svg:x2="4.186cm" svg:y2="7.112cm">
            <text:p/>
          </draw:line>
          <draw:line draw:style-name="gr5" draw:text-style-name="P4" draw:layer="layout" svg:x1="8.275cm" svg:y1="10.668cm" svg:x2="3.843cm" svg:y2="12.281cm">
            <text:p/>
          </draw:line>
          <draw:line draw:style-name="gr5" draw:text-style-name="P4" draw:layer="layout" svg:x1="13.132cm" svg:y1="16.432cm" svg:x2="13.742cm" svg:y2="18.822cm">
            <text:p/>
          </draw:line>
          <draw:line draw:style-name="gr5" draw:text-style-name="P4" draw:layer="layout" svg:x1="12.674cm" svg:y1="16.432cm" svg:x2="11.241cm" svg:y2="18.421cm">
            <text:p/>
          </draw:line>
        </draw:g>
        <draw:frame draw:style-name="gr3" draw:text-style-name="P2" draw:layer="layout" svg:width="4.318cm" svg:height="0.962cm" svg:x="5.588cm" svg:y="17.272cm">
          <draw:text-box>
            <text:p xml:id="id26" text:id="id26">The Fronti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jkstra’s Algorith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rontier</text:p>
                <text:list>
                  <text:list-item>
                    <text:p>Nodes “to be evaluated”.</text:p>
                  </text:list-item>
                  <text:list-item>
                    <text:p>Kept in a priority queue.</text:p>
                    <text:list>
                      <text:list-item>
                        <text:p>Nodes “nearest” to starting point are prioritized.</text:p>
                      </text:list-item>
                      <text:list-item>
                        <text:p>Priority queues have O(log n) on most operations.</text:p>
                      </text:list-item>
                      <text:list-item>
                        <text:p>All evaluated nodes pass through this frontier.</text:p>
                      </text:list-item>
                      <text:list-item>
                        <text:p>n nodes going through an O(log n) structure:</text:p>
                        <text:list>
                          <text:list-item>
                            <text:p>Dijkstra is an O(n log n) algorithm.</text:p>
                          </text:list-item>
                        </text:list>
                      </text:list-item>
                    </text:list>
                  </text:list-item>
                  <text:list-item>
                    <text:p>Forms a “ball” around the start point.</text:p>
                    <text:list>
                      <text:list-item>
                        <text:p>Further from start point, surface area quickly incre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jkstra’s Algorith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monly considered a “pathfinding algo”.</text:p>
              </text:list-item>
              <text:list-item>
                <text:p>But is really a “shortest path tree algo”.</text:p>
                <text:list>
                  <text:list-item>
                    <text:p>On finding a goal node, “early out”.</text:p>
                    <text:list>
                      <text:list-item>
                        <text:p>This makes it a pathfinding algo.</text:p>
                      </text:list-item>
                    </text:list>
                  </text:list-item>
                  <text:list-item>
                    <text:p>Shortest path tree is what we showed earlier.</text:p>
                  </text:list-item>
                </text:list>
              </text:list-item>
              <text:list-item>
                <text:p>Just explores in all directions!</text:p>
                <text:list>
                  <text:list-item>
                    <text:p>Ignorant of where the goal node “really is”!</text:p>
                  </text:list-item>
                  <text:list-item>
                    <text:p>If no goal node, generates shortest path tre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458cm" svg:height="0.458cm" svg:x="13.77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58cm" svg:height="0.458cm" svg:x="22.572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8cm" svg:height="1.673cm" svg:x="0cm" svg:y="0.254cm">
          <draw:text-box>
            <text:p text:style-name="P3"><text:span text:style-name="T1">Let’s take this shortest path tree from our routemap...</text:span></text:p>
          </draw:text-box>
        </draw:frame>
        <draw:g>
          <draw:custom-shape draw:style-name="gr4" draw:text-style-name="P3" draw:layer="layout" svg:width="0.458cm" svg:height="0.458cm" svg:x="15.672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1.573cm" svg:y="8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274cm" svg:y="12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3.771cm" svg:y1="10.271cm" svg:x2="12.031cm" svg:y2="8.931cm">
            <text:p/>
          </draw:line>
          <draw:line draw:style-name="gr5" draw:text-style-name="P4" draw:layer="layout" svg:x1="14.229cm" svg:y1="10.271cm" svg:x2="16.002cm" svg:y2="8.33cm">
            <text:p/>
          </draw:line>
          <draw:line draw:style-name="gr5" draw:text-style-name="P4" draw:layer="layout" svg:x1="13.97cm" svg:y1="10.729cm" svg:x2="13.462cm" svg:y2="12.974cm">
            <text:p/>
          </draw:line>
        </draw:g>
        <draw:g>
          <draw:custom-shape draw:style-name="gr4" draw:text-style-name="P3" draw:layer="layout" svg:width="0.458cm" svg:height="0.458cm" svg:x="14.272cm" svg:y="4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073cm" svg:y="5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673cm" svg:y="12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2.674cm" svg:y="1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374cm" svg:y="6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8.274cm" svg:y="7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8.275cm" svg:y="10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0.175cm" svg:y="8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672cm" svg:y1="7.872cm" svg:x2="14.73cm" svg:y2="4.73cm">
            <text:p/>
          </draw:line>
          <draw:line draw:style-name="gr5" draw:text-style-name="P4" draw:layer="layout" svg:x1="16.13cm" svg:y1="7.872cm" svg:x2="19.374cm" svg:y2="6.832cm">
            <text:p/>
          </draw:line>
          <draw:line draw:style-name="gr5" draw:text-style-name="P4" draw:layer="layout" svg:x1="16.13cm" svg:y1="8.33cm" svg:x2="20.175cm" svg:y2="8.89cm">
            <text:p/>
          </draw:line>
          <draw:line draw:style-name="gr5" draw:text-style-name="P4" draw:layer="layout" svg:x1="16.002cm" svg:y1="8.33cm" svg:x2="19.673cm" svg:y2="12.073cm">
            <text:p/>
          </draw:line>
          <draw:line draw:style-name="gr5" draw:text-style-name="P4" draw:layer="layout" svg:x1="11.573cm" svg:y1="8.473cm" svg:x2="10.531cm" svg:y2="5.531cm">
            <text:p/>
          </draw:line>
          <draw:line draw:style-name="gr5" draw:text-style-name="P4" draw:layer="layout" svg:x1="11.43cm" svg:y1="8.636cm" svg:x2="8.732cm" svg:y2="7.62cm">
            <text:p/>
          </draw:line>
          <draw:line draw:style-name="gr5" draw:text-style-name="P4" draw:layer="layout" svg:x1="11.573cm" svg:y1="8.931cm" svg:x2="8.733cm" svg:y2="10.475cm">
            <text:p/>
          </draw:line>
          <draw:line draw:style-name="gr5" draw:text-style-name="P4" draw:layer="layout" svg:x1="13.274cm" svg:y1="13.432cm" svg:x2="12.954cm" svg:y2="15.974cm">
            <text:p/>
          </draw:line>
        </draw:g>
        <draw:g>
          <draw:custom-shape draw:style-name="gr4" draw:text-style-name="P3" draw:layer="layout" svg:width="0.458cm" svg:height="0.458cm" svg:x="15.972cm" svg:y="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0.624cm" svg:y="2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3.926cm" svg:y="5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5.28cm" svg:y="8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8.288cm" svg:y="1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5.327cm" svg:y="11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4.081cm" svg:y="14.3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982cm" svg:y="1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783cm" svg:y="18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2.684cm" svg:y="1.4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386cm" svg:y="1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581cm" svg:y="4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728cm" svg:y="6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284cm" svg:y="18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0.131cm" svg:y1="12.531cm" svg:x2="20.32cm" svg:y2="17.78cm">
            <text:p/>
          </draw:line>
          <draw:line draw:style-name="gr5" draw:text-style-name="P4" draw:layer="layout" svg:x1="20.131cm" svg:y1="12.531cm" svg:x2="22.572cm" svg:y2="15.95cm">
            <text:p/>
          </draw:line>
          <draw:line draw:style-name="gr5" draw:text-style-name="P4" draw:layer="layout" svg:x1="20.131cm" svg:y1="12.192cm" svg:x2="24.081cm" svg:y2="14.319cm">
            <text:p/>
          </draw:line>
          <draw:line draw:style-name="gr5" draw:text-style-name="P4" draw:layer="layout" svg:x1="20.32cm" svg:y1="12.192cm" svg:x2="25.146cm" svg:y2="11.684cm">
            <text:p/>
          </draw:line>
          <draw:line draw:style-name="gr5" draw:text-style-name="P4" draw:layer="layout" svg:x1="20.633cm" svg:y1="8.89cm" svg:x2="25.28cm" svg:y2="9.276cm">
            <text:p/>
          </draw:line>
          <draw:line draw:style-name="gr5" draw:text-style-name="P4" draw:layer="layout" svg:x1="19.832cm" svg:y1="6.374cm" svg:x2="20.624cm" svg:y2="3.302cm">
            <text:p/>
          </draw:line>
          <draw:line draw:style-name="gr5" draw:text-style-name="P4" draw:layer="layout" svg:x1="19.832cm" svg:y1="6.374cm" svg:x2="23.926cm" svg:y2="6.096cm">
            <text:p/>
          </draw:line>
          <draw:line draw:style-name="gr5" draw:text-style-name="P4" draw:layer="layout" svg:x1="14.73cm" svg:y1="4.272cm" svg:x2="18.288cm" svg:y2="2.236cm">
            <text:p/>
          </draw:line>
          <draw:line draw:style-name="gr5" draw:text-style-name="P4" draw:layer="layout" svg:x1="14.478cm" svg:y1="4.272cm" svg:x2="15.972cm" svg:y2="1.93cm">
            <text:p/>
          </draw:line>
          <draw:line draw:style-name="gr5" draw:text-style-name="P4" draw:layer="layout" svg:x1="14.478cm" svg:y1="4.272cm" svg:x2="13.142cm" svg:y2="1.88cm">
            <text:p/>
          </draw:line>
          <draw:line draw:style-name="gr5" draw:text-style-name="P4" draw:layer="layout" svg:x1="8.274cm" svg:y1="7.274cm" svg:x2="6.039cm" svg:y2="4.877cm">
            <text:p/>
          </draw:line>
          <draw:line draw:style-name="gr5" draw:text-style-name="P4" draw:layer="layout" svg:x1="8.274cm" svg:y1="7.732cm" svg:x2="4.186cm" svg:y2="7.112cm">
            <text:p/>
          </draw:line>
          <draw:line draw:style-name="gr5" draw:text-style-name="P4" draw:layer="layout" svg:x1="8.275cm" svg:y1="10.668cm" svg:x2="3.843cm" svg:y2="12.281cm">
            <text:p/>
          </draw:line>
          <draw:line draw:style-name="gr5" draw:text-style-name="P4" draw:layer="layout" svg:x1="13.132cm" svg:y1="16.432cm" svg:x2="13.742cm" svg:y2="18.822cm">
            <text:p/>
          </draw:line>
          <draw:line draw:style-name="gr5" draw:text-style-name="P4" draw:layer="layout" svg:x1="12.674cm" svg:y1="16.432cm" svg:x2="11.241cm" svg:y2="18.421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9" draw:text-style-name="P6" draw:layer="layout" svg:width="28cm" svg:height="1.673cm" svg:x="0cm" svg:y="0.255cm">
          <draw:text-box>
            <text:p text:style-name="P3"><text:span text:style-name="T1">...and make it look like, you know, a tree</text:span></text:p>
          </draw:text-box>
        </draw:frame>
        <draw:g>
          <draw:custom-shape draw:style-name="gr1" draw:text-style-name="P1" draw:layer="layout" svg:width="0.458cm" svg:height="0.458cm" svg:x="13.772cm" svg:y="1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087cm" svg:y="4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88cm" svg:y="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6.188cm" svg:y="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488cm" svg:y="5.9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889cm" svg:y="5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4.689cm" svg:y="5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6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2cm" svg:y="5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4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689cm" svg:y="8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8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89cm" svg:y="8.1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1.49cm" svg:y="8.1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9.6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6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58cm" svg:height="0.458cm" svg:x="14.3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0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7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3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0.0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1.4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896cm" svg:y="8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3.772cm" svg:y1="2.286cm" svg:x2="7.545cm" svg:y2="4.025cm">
            <text:p/>
          </draw:line>
          <draw:line draw:style-name="gr5" draw:text-style-name="P4" draw:layer="layout" svg:x1="13.97cm" svg:y1="2.43cm" svg:x2="10.922cm" svg:y2="4.026cm">
            <text:p/>
          </draw:line>
          <draw:line draw:style-name="gr5" draw:text-style-name="P4" draw:layer="layout" svg:x1="14.23cm" svg:y1="2.43cm" svg:x2="16.51cm" svg:y2="4.026cm">
            <text:p/>
          </draw:line>
          <draw:line draw:style-name="gr5" draw:text-style-name="P4" draw:layer="layout" svg:x1="7.087cm" svg:y1="4.483cm" svg:x2="3.948cm" svg:y2="5.928cm">
            <text:p/>
          </draw:line>
          <draw:line draw:style-name="gr5" draw:text-style-name="P4" draw:layer="layout" svg:x1="7.087cm" svg:y1="4.483cm" svg:x2="5.842cm" svg:y2="5.926cm">
            <text:p/>
          </draw:line>
          <draw:line draw:style-name="gr5" draw:text-style-name="P4" draw:layer="layout" svg:x1="7.545cm" svg:y1="4.483cm" svg:x2="8.128cm" svg:y2="5.927cm">
            <text:p/>
          </draw:line>
          <draw:line draw:style-name="gr5" draw:text-style-name="P4" draw:layer="layout" svg:x1="10.922cm" svg:y1="4.484cm" svg:x2="10.922cm" svg:y2="5.928cm">
            <text:p/>
          </draw:line>
          <draw:line draw:style-name="gr5" draw:text-style-name="P4" draw:layer="layout" svg:x1="5.488cm" svg:y1="6.384cm" svg:x2="4.349cm" svg:y2="8.129cm">
            <text:p/>
          </draw:line>
          <draw:line draw:style-name="gr5" draw:text-style-name="P4" draw:layer="layout" svg:x1="5.842cm" svg:y1="6.384cm" svg:x2="5.842cm" svg:y2="8.127cm">
            <text:p/>
          </draw:line>
          <draw:line draw:style-name="gr5" draw:text-style-name="P4" draw:layer="layout" svg:x1="8.128cm" svg:y1="6.385cm" svg:x2="8.128cm" svg:y2="8.128cm">
            <text:p/>
          </draw:line>
          <draw:line draw:style-name="gr5" draw:text-style-name="P4" draw:layer="layout" svg:x1="10.922cm" svg:y1="6.386cm" svg:x2="9.906cm" svg:y2="8.13cm">
            <text:p/>
          </draw:line>
          <draw:line draw:style-name="gr5" draw:text-style-name="P4" draw:layer="layout" svg:x1="10.922cm" svg:y1="6.386cm" svg:x2="11.684cm" svg:y2="8.128cm">
            <text:p/>
          </draw:line>
          <draw:line draw:style-name="gr5" draw:text-style-name="P4" draw:layer="layout" svg:x1="16.188cm" svg:y1="4.484cm" svg:x2="14.689cm" svg:y2="5.927cm">
            <text:p/>
          </draw:line>
          <draw:line draw:style-name="gr5" draw:text-style-name="P4" draw:layer="layout" svg:x1="16.646cm" svg:y1="4.484cm" svg:x2="17.78cm" svg:y2="5.928cm">
            <text:p/>
          </draw:line>
          <draw:line draw:style-name="gr5" draw:text-style-name="P4" draw:layer="layout" svg:x1="16.646cm" svg:y1="4.484cm" svg:x2="19.812cm" svg:y2="5.929cm">
            <text:p/>
          </draw:line>
          <draw:line draw:style-name="gr5" draw:text-style-name="P4" draw:layer="layout" svg:x1="16.646cm" svg:y1="4.484cm" svg:x2="22.352cm" svg:y2="5.93cm">
            <text:p/>
          </draw:line>
          <draw:line draw:style-name="gr5" draw:text-style-name="P4" draw:layer="layout" svg:x1="14.689cm" svg:y1="6.385cm" svg:x2="13.691cm" svg:y2="8.129cm">
            <text:p/>
          </draw:line>
          <draw:line draw:style-name="gr5" draw:text-style-name="P4" draw:layer="layout" svg:x1="14.689cm" svg:y1="6.385cm" svg:x2="14.689cm" svg:y2="8.13cm">
            <text:p/>
          </draw:line>
          <draw:line draw:style-name="gr5" draw:text-style-name="P4" draw:layer="layout" svg:x1="15.147cm" svg:y1="6.385cm" svg:x2="15.24cm" svg:y2="8.131cm">
            <text:p/>
          </draw:line>
          <draw:line draw:style-name="gr5" draw:text-style-name="P4" draw:layer="layout" svg:x1="15.147cm" svg:y1="6.385cm" svg:x2="16.251cm" svg:y2="8.131cm">
            <text:p/>
          </draw:line>
          <draw:line draw:style-name="gr5" draw:text-style-name="P4" draw:layer="layout" svg:x1="17.848cm" svg:y1="6.386cm" svg:x2="17.849cm" svg:y2="8.129cm">
            <text:p/>
          </draw:line>
          <draw:line draw:style-name="gr5" draw:text-style-name="P4" draw:layer="layout" svg:x1="19.812cm" svg:y1="6.387cm" svg:x2="19.558cm" svg:y2="8.132cm">
            <text:p/>
          </draw:line>
          <draw:line draw:style-name="gr5" draw:text-style-name="P4" draw:layer="layout" svg:x1="19.812cm" svg:y1="6.387cm" svg:x2="20.32cm" svg:y2="8.132cm">
            <text:p/>
          </draw:line>
          <draw:line draw:style-name="gr5" draw:text-style-name="P4" draw:layer="layout" svg:x1="22.192cm" svg:y1="6.388cm" svg:x2="21.59cm" svg:y2="8.133cm">
            <text:p/>
          </draw:line>
          <draw:line draw:style-name="gr5" draw:text-style-name="P4" draw:layer="layout" svg:x1="22.352cm" svg:y1="6.388cm" svg:x2="22.352cm" svg:y2="8.133cm">
            <text:p/>
          </draw:line>
          <draw:line draw:style-name="gr5" draw:text-style-name="P4" draw:layer="layout" svg:x1="22.352cm" svg:y1="6.388cm" svg:x2="23.114cm" svg:y2="8.134cm">
            <text:p/>
          </draw:line>
        </draw:g>
        <draw:measure draw:style-name="gr10" draw:text-style-name="P3" xml:id="id27" draw:id="id27" draw:layer="measurelines" svg:x1="2.878cm" svg:y1="8.386cm" svg:x2="2.878cm" svg:y2="2.286cm">
          <text:p text:style-name="P8"><text:span text:style-name="T2">What is height of tree?</text:span></text:p>
        </draw:measure>
        <draw:frame draw:style-name="gr11" draw:text-style-name="P9" xml:id="id28" draw:id="id28" draw:layer="layout" svg:width="21.082cm" svg:height="5.251cm" svg:x="2.794cm" svg:y="8.898cm">
          <draw:text-box>
            <text:p><text:span text:style-name="T3">On average, height of the tree is proportional to log</text:span><text:span text:style-name="T4">b</text:span><text:span text:style-name="T3"> n</text:span></text:p>
            <text:list text:style-name="L3">
              <text:list-item>
                <text:p><text:span text:style-name="T3">b = “branching factor”</text:span></text:p>
                <text:list>
                  <text:list-item>
                    <text:p><text:span text:style-name="T3">Number of child nodes, on average, a non-leaf node has</text:span></text:p>
                  </text:list-item>
                </text:list>
              </text:list-item>
              <text:list-item>
                <text:p><text:span text:style-name="T3">n = number of nodes</text:span></text:p>
              </text:list-item>
            </text:list>
          </draw:text-box>
        </draw:frame>
        <draw:frame draw:style-name="gr12" draw:text-style-name="P9" draw:layer="layout" svg:width="21.082cm" svg:height="4.971cm" svg:x="2.794cm" svg:y="14.299cm">
          <draw:text-box>
            <text:p xml:id="id29" text:id="id29"><text:span text:style-name="T3">So if we:</text:span></text:p>
            <text:list text:style-name="L3">
              <text:list-item>
                <text:p xml:id="id30" text:id="id30"><text:span text:style-name="T3">keep a pre-calculated shortest-path tree</text:span></text:p>
              </text:list-item>
              <text:list-item>
                <text:p xml:id="id31" text:id="id31"><text:span text:style-name="T3">represent it “backwards” i.e. child points to parent</text:span></text:p>
              </text:list-item>
              <text:list-item>
                <text:p xml:id="id32" text:id="id32"><text:span text:style-name="T3">start at the payee</text:span></text:p>
              </text:list-item>
            </text:list>
            <text:p><text:span text:style-name="T3">We create a path from payee to payer in O(log n) tim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0.458cm" svg:height="0.458cm" svg:x="13.773cm" svg:y="1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088cm" svg:y="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89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6.189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489cm" svg:y="5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8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4.6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692cm" svg:y="5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3cm" svg:y="5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4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69cm" svg:y="8.1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8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8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1.4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9.6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6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58cm" svg:height="0.458cm" svg:x="14.3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0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7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3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0.0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1.496cm" svg:y="8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6cm" svg:y="8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897cm" svg:y="8.1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3.773cm" svg:y1="2.287cm" svg:x2="7.546cm" svg:y2="4.026cm">
            <text:p/>
          </draw:line>
          <draw:line draw:style-name="gr5" draw:text-style-name="P4" draw:layer="layout" svg:x1="13.971cm" svg:y1="2.431cm" svg:x2="10.923cm" svg:y2="4.027cm">
            <text:p/>
          </draw:line>
          <draw:line draw:style-name="gr5" draw:text-style-name="P4" draw:layer="layout" svg:x1="14.231cm" svg:y1="2.431cm" svg:x2="16.511cm" svg:y2="4.027cm">
            <text:p/>
          </draw:line>
          <draw:line draw:style-name="gr5" draw:text-style-name="P4" draw:layer="layout" svg:x1="7.088cm" svg:y1="4.484cm" svg:x2="3.949cm" svg:y2="5.929cm">
            <text:p/>
          </draw:line>
          <draw:line draw:style-name="gr5" draw:text-style-name="P4" draw:layer="layout" svg:x1="7.088cm" svg:y1="4.484cm" svg:x2="5.843cm" svg:y2="5.927cm">
            <text:p/>
          </draw:line>
          <draw:line draw:style-name="gr5" draw:text-style-name="P4" draw:layer="layout" svg:x1="7.546cm" svg:y1="4.484cm" svg:x2="8.129cm" svg:y2="5.928cm">
            <text:p/>
          </draw:line>
          <draw:line draw:style-name="gr5" draw:text-style-name="P4" draw:layer="layout" svg:x1="10.923cm" svg:y1="4.485cm" svg:x2="10.923cm" svg:y2="5.929cm">
            <text:p/>
          </draw:line>
          <draw:line draw:style-name="gr5" draw:text-style-name="P4" draw:layer="layout" svg:x1="5.489cm" svg:y1="6.385cm" svg:x2="4.35cm" svg:y2="8.13cm">
            <text:p/>
          </draw:line>
          <draw:line draw:style-name="gr5" draw:text-style-name="P4" draw:layer="layout" svg:x1="5.843cm" svg:y1="6.385cm" svg:x2="5.843cm" svg:y2="8.128cm">
            <text:p/>
          </draw:line>
          <draw:line draw:style-name="gr5" draw:text-style-name="P4" draw:layer="layout" svg:x1="8.129cm" svg:y1="6.386cm" svg:x2="8.129cm" svg:y2="8.129cm">
            <text:p/>
          </draw:line>
          <draw:line draw:style-name="gr5" draw:text-style-name="P4" draw:layer="layout" svg:x1="10.923cm" svg:y1="6.387cm" svg:x2="9.907cm" svg:y2="8.131cm">
            <text:p/>
          </draw:line>
          <draw:line draw:style-name="gr5" draw:text-style-name="P4" draw:layer="layout" svg:x1="10.923cm" svg:y1="6.387cm" svg:x2="11.685cm" svg:y2="8.129cm">
            <text:p/>
          </draw:line>
          <draw:line draw:style-name="gr5" draw:text-style-name="P4" draw:layer="layout" svg:x1="16.189cm" svg:y1="4.485cm" svg:x2="14.69cm" svg:y2="5.928cm">
            <text:p/>
          </draw:line>
          <draw:line draw:style-name="gr5" draw:text-style-name="P4" draw:layer="layout" svg:x1="16.647cm" svg:y1="4.485cm" svg:x2="17.781cm" svg:y2="5.929cm">
            <text:p/>
          </draw:line>
          <draw:line draw:style-name="gr5" draw:text-style-name="P4" draw:layer="layout" svg:x1="16.647cm" svg:y1="4.485cm" svg:x2="19.813cm" svg:y2="5.93cm">
            <text:p/>
          </draw:line>
          <draw:line draw:style-name="gr5" draw:text-style-name="P4" draw:layer="layout" svg:x1="16.647cm" svg:y1="4.485cm" svg:x2="22.353cm" svg:y2="5.931cm">
            <text:p/>
          </draw:line>
          <draw:line draw:style-name="gr5" draw:text-style-name="P4" draw:layer="layout" svg:x1="14.69cm" svg:y1="6.386cm" svg:x2="13.692cm" svg:y2="8.13cm">
            <text:p/>
          </draw:line>
          <draw:line draw:style-name="gr5" draw:text-style-name="P4" draw:layer="layout" svg:x1="14.69cm" svg:y1="6.386cm" svg:x2="14.69cm" svg:y2="8.131cm">
            <text:p/>
          </draw:line>
          <draw:line draw:style-name="gr5" draw:text-style-name="P4" draw:layer="layout" svg:x1="15.148cm" svg:y1="6.386cm" svg:x2="15.241cm" svg:y2="8.132cm">
            <text:p/>
          </draw:line>
          <draw:line draw:style-name="gr5" draw:text-style-name="P4" draw:layer="layout" svg:x1="15.148cm" svg:y1="6.386cm" svg:x2="16.252cm" svg:y2="8.132cm">
            <text:p/>
          </draw:line>
          <draw:line draw:style-name="gr5" draw:text-style-name="P4" draw:layer="layout" svg:x1="17.849cm" svg:y1="6.387cm" svg:x2="17.85cm" svg:y2="8.13cm">
            <text:p/>
          </draw:line>
          <draw:line draw:style-name="gr5" draw:text-style-name="P4" draw:layer="layout" svg:x1="19.813cm" svg:y1="6.388cm" svg:x2="19.559cm" svg:y2="8.133cm">
            <text:p/>
          </draw:line>
          <draw:line draw:style-name="gr5" draw:text-style-name="P4" draw:layer="layout" svg:x1="19.813cm" svg:y1="6.388cm" svg:x2="20.321cm" svg:y2="8.133cm">
            <text:p/>
          </draw:line>
          <draw:line draw:style-name="gr5" draw:text-style-name="P4" draw:layer="layout" svg:x1="22.193cm" svg:y1="6.389cm" svg:x2="21.591cm" svg:y2="8.134cm">
            <text:p/>
          </draw:line>
          <draw:line draw:style-name="gr5" draw:text-style-name="P4" draw:layer="layout" svg:x1="22.353cm" svg:y1="6.389cm" svg:x2="22.353cm" svg:y2="8.134cm">
            <text:p/>
          </draw:line>
          <draw:line draw:style-name="gr5" draw:text-style-name="P4" draw:layer="layout" svg:x1="22.353cm" svg:y1="6.389cm" svg:x2="23.115cm" svg:y2="8.135cm">
            <text:p/>
          </draw:line>
        </draw:g>
        <draw:g xml:id="id35" draw:id="id35">
          <draw:line draw:style-name="gr6" draw:text-style-name="P4" draw:layer="layout" svg:x1="3.949cm" svg:y1="6.096cm" svg:x2="5.489cm" svg:y2="6.096cm">
            <text:p/>
          </draw:line>
          <draw:line draw:style-name="gr6" draw:text-style-name="P4" draw:layer="layout" svg:x1="7.546cm" svg:y1="4.318cm" svg:x2="10.689cm" svg:y2="4.318cm">
            <text:p/>
          </draw:line>
          <draw:line draw:style-name="gr6" draw:text-style-name="P4" draw:layer="layout" svg:x1="8.348cm" svg:y1="5.928cm" svg:x2="10.69cm" svg:y2="4.318cm">
            <text:p/>
          </draw:line>
          <draw:line draw:style-name="gr6" draw:text-style-name="P4" draw:layer="layout" svg:x1="11.149cm" svg:y1="6.096cm" svg:x2="14.69cm" svg:y2="6.096cm">
            <text:p/>
          </draw:line>
          <draw:line draw:style-name="gr6" draw:text-style-name="P4" draw:layer="layout" svg:x1="19.692cm" svg:y1="6.096cm" svg:x2="18.049cm" svg:y2="6.096cm">
            <text:p/>
          </draw:line>
          <draw:line draw:style-name="gr6" draw:text-style-name="P4" draw:layer="layout" svg:x1="22.193cm" svg:y1="6.096cm" svg:x2="20.25cm" svg:y2="6.096cm">
            <text:p/>
          </draw:line>
          <draw:line draw:style-name="gr6" draw:text-style-name="P4" draw:layer="layout" svg:x1="8.348cm" svg:y1="6.096cm" svg:x2="10.691cm" svg:y2="6.096cm">
            <text:p/>
          </draw:line>
        </draw:g>
        <draw:custom-shape draw:style-name="gr13" draw:text-style-name="P10" xml:id="id33" draw:id="id33" draw:layer="layout" svg:width="1.203cm" svg:height="1.203cm" svg:x="14.986cm" svg:y="4.48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" draw:text-style-name="P6" xml:id="id34" draw:id="id34" draw:layer="layout" svg:width="28cm" svg:height="1.673cm" svg:x="0cm" svg:y="0.256cm">
          <draw:text-box>
            <text:p text:style-name="P3"><text:span text:style-name="T1">Channels break all the time. What are we gonna do?</text:span></text:p>
          </draw:text-box>
        </draw:frame>
        <draw:frame draw:style-name="gr14" draw:text-style-name="P9" draw:layer="layout" svg:width="21.082cm" svg:height="2.139cm" svg:x="2.794cm" svg:y="10.9cm">
          <draw:text-box>
            <text:list text:style-name="L3">
              <text:list-item>
                <text:p xml:id="id38" text:id="id38"><text:span text:style-name="T3">Annotate each node with distance-from-root.</text:span></text:p>
                <text:list>
                  <text:list-item>
                    <text:p xml:id="id39" text:id="id39"><text:span text:style-name="T3">Instead of storing parent links in child.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.016cm" svg:height="0.962cm" svg:x="14.224cm" svg:y="1.778cm">
          <draw:text-box>
            <text:p xml:id="id40" text:id="id40">0</text:p>
          </draw:text-box>
        </draw:frame>
        <draw:g xml:id="id41" draw:id="id41">
          <draw:frame draw:style-name="gr3" draw:text-style-name="P2" draw:layer="layout" svg:width="1.016cm" svg:height="0.962cm" svg:x="16.624cm" svg:y="3.778cm">
            <draw:text-box>
              <text:p>1</text:p>
            </draw:text-box>
          </draw:frame>
          <draw:frame draw:style-name="gr3" draw:text-style-name="P2" draw:layer="layout" svg:width="1.016cm" svg:height="0.962cm" svg:x="11.024cm" svg:y="3.778cm">
            <draw:text-box>
              <text:p>1</text:p>
            </draw:text-box>
          </draw:frame>
          <draw:frame draw:style-name="gr3" draw:text-style-name="P2" draw:layer="layout" svg:width="1.016cm" svg:height="0.962cm" svg:x="6.324cm" svg:y="3.778cm">
            <draw:text-box>
              <text:p>1</text:p>
            </draw:text-box>
          </draw:frame>
        </draw:g>
        <draw:g xml:id="id42" draw:id="id42">
          <draw:frame draw:style-name="gr3" draw:text-style-name="P2" draw:layer="layout" svg:width="1.016cm" svg:height="0.962cm" svg:x="2.824cm" svg:y="5.678cm">
            <draw:text-box>
              <text:p>2</text:p>
            </draw:text-box>
          </draw:frame>
          <draw:frame draw:style-name="gr3" draw:text-style-name="P2" draw:layer="layout" svg:width="1.016cm" svg:height="0.962cm" svg:x="5.824cm" svg:y="5.678cm">
            <draw:text-box>
              <text:p>2</text:p>
            </draw:text-box>
          </draw:frame>
          <draw:frame draw:style-name="gr3" draw:text-style-name="P2" draw:layer="layout" svg:width="1.016cm" svg:height="0.962cm" svg:x="7.124cm" svg:y="5.678cm">
            <draw:text-box>
              <text:p>2</text:p>
            </draw:text-box>
          </draw:frame>
          <draw:frame draw:style-name="gr3" draw:text-style-name="P2" draw:layer="layout" svg:width="1.016cm" svg:height="0.962cm" svg:x="10.024cm" svg:y="5.678cm">
            <draw:text-box>
              <text:p>2</text:p>
            </draw:text-box>
          </draw:frame>
          <draw:frame draw:style-name="gr3" draw:text-style-name="P2" draw:layer="layout" svg:width="1.016cm" svg:height="0.962cm" svg:x="15.124cm" svg:y="5.678cm">
            <draw:text-box>
              <text:p>2</text:p>
            </draw:text-box>
          </draw:frame>
          <draw:frame draw:style-name="gr3" draw:text-style-name="P2" draw:layer="layout" svg:width="1.016cm" svg:height="0.962cm" svg:x="16.924cm" svg:y="5.678cm">
            <draw:text-box>
              <text:p>2</text:p>
            </draw:text-box>
          </draw:frame>
          <draw:frame draw:style-name="gr3" draw:text-style-name="P2" draw:layer="layout" svg:width="1.016cm" svg:height="0.962cm" svg:x="20.024cm" svg:y="5.678cm">
            <draw:text-box>
              <text:p>2</text:p>
            </draw:text-box>
          </draw:frame>
          <draw:frame draw:style-name="gr3" draw:text-style-name="P2" draw:layer="layout" svg:width="1.016cm" svg:height="0.962cm" svg:x="22.524cm" svg:y="5.678cm">
            <draw:text-box>
              <text:p>2</text:p>
            </draw:text-box>
          </draw:frame>
        </draw:g>
        <draw:g xml:id="id43" draw:id="id43">
          <draw:frame draw:style-name="gr3" draw:text-style-name="P2" draw:layer="layout" svg:width="1.016cm" svg:height="0.962cm" svg:x="22.724cm" svg:y="8.478cm">
            <draw:text-box>
              <text:p>3</text:p>
            </draw:text-box>
          </draw:frame>
          <draw:frame draw:style-name="gr3" draw:text-style-name="P2" draw:layer="layout" svg:width="1.016cm" svg:height="0.962cm" svg:x="22.024cm" svg:y="8.478cm">
            <draw:text-box>
              <text:p>3</text:p>
            </draw:text-box>
          </draw:frame>
          <draw:frame draw:style-name="gr3" draw:text-style-name="P2" draw:layer="layout" svg:width="1.016cm" svg:height="0.962cm" svg:x="21.324cm" svg:y="8.478cm">
            <draw:text-box>
              <text:p>3</text:p>
            </draw:text-box>
          </draw:frame>
          <draw:frame draw:style-name="gr3" draw:text-style-name="P2" draw:layer="layout" svg:width="1.016cm" svg:height="0.962cm" svg:x="19.924cm" svg:y="8.478cm">
            <draw:text-box>
              <text:p>3</text:p>
            </draw:text-box>
          </draw:frame>
          <draw:frame draw:style-name="gr3" draw:text-style-name="P2" draw:layer="layout" svg:width="1.016cm" svg:height="0.962cm" svg:x="19.224cm" svg:y="8.478cm">
            <draw:text-box>
              <text:p>3</text:p>
            </draw:text-box>
          </draw:frame>
          <draw:frame draw:style-name="gr3" draw:text-style-name="P2" draw:layer="layout" svg:width="1.016cm" svg:height="0.962cm" svg:x="17.424cm" svg:y="8.478cm">
            <draw:text-box>
              <text:p>3</text:p>
            </draw:text-box>
          </draw:frame>
          <draw:frame draw:style-name="gr3" draw:text-style-name="P2" draw:layer="layout" svg:width="1.016cm" svg:height="0.962cm" svg:x="15.624cm" svg:y="8.478cm">
            <draw:text-box>
              <text:p>3</text:p>
            </draw:text-box>
          </draw:frame>
          <draw:frame draw:style-name="gr3" draw:text-style-name="P2" draw:layer="layout" svg:width="1.016cm" svg:height="0.962cm" svg:x="14.924cm" svg:y="8.478cm">
            <draw:text-box>
              <text:p>3</text:p>
            </draw:text-box>
          </draw:frame>
          <draw:frame draw:style-name="gr3" draw:text-style-name="P2" draw:layer="layout" svg:width="1.016cm" svg:height="0.962cm" svg:x="14.224cm" svg:y="8.478cm">
            <draw:text-box>
              <text:p>3</text:p>
            </draw:text-box>
          </draw:frame>
          <draw:frame draw:style-name="gr3" draw:text-style-name="P2" draw:layer="layout" svg:width="1.016cm" svg:height="0.962cm" svg:x="13.524cm" svg:y="8.478cm">
            <draw:text-box>
              <text:p>3</text:p>
            </draw:text-box>
          </draw:frame>
          <draw:frame draw:style-name="gr3" draw:text-style-name="P2" draw:layer="layout" svg:width="1.016cm" svg:height="0.962cm" svg:x="11.324cm" svg:y="8.478cm">
            <draw:text-box>
              <text:p>3</text:p>
            </draw:text-box>
          </draw:frame>
          <draw:frame draw:style-name="gr3" draw:text-style-name="P2" draw:layer="layout" svg:width="1.016cm" svg:height="0.962cm" svg:x="9.424cm" svg:y="8.478cm">
            <draw:text-box>
              <text:p>3</text:p>
            </draw:text-box>
          </draw:frame>
          <draw:frame draw:style-name="gr3" draw:text-style-name="P2" draw:layer="layout" svg:width="1.016cm" svg:height="0.962cm" svg:x="7.724cm" svg:y="8.478cm">
            <draw:text-box>
              <text:p>3</text:p>
            </draw:text-box>
          </draw:frame>
          <draw:frame draw:style-name="gr3" draw:text-style-name="P2" draw:layer="layout" svg:width="1.016cm" svg:height="0.962cm" svg:x="5.524cm" svg:y="8.478cm">
            <draw:text-box>
              <text:p>3</text:p>
            </draw:text-box>
          </draw:frame>
          <draw:frame draw:style-name="gr3" draw:text-style-name="P2" draw:layer="layout" svg:width="1.016cm" svg:height="0.962cm" svg:x="3.624cm" svg:y="8.478cm">
            <draw:text-box>
              <text:p>3</text:p>
            </draw:text-box>
          </draw:frame>
        </draw:g>
        <draw:frame draw:style-name="gr15" draw:text-style-name="P9" draw:layer="layout" svg:width="21.082cm" svg:height="2.139cm" svg:x="2.794cm" svg:y="8.899cm">
          <draw:text-box>
            <text:p xml:id="id36" text:id="id36"><text:span text:style-name="T3">Alternative routes exist, but not on shortest path tree.</text:span></text:p>
            <text:p xml:id="id37" text:id="id37"><text:span text:style-name="T3">What algo do we use to find them?</text:span></text:p>
          </draw:text-box>
        </draw:frame>
        <draw:frame draw:style-name="gr16" draw:text-style-name="P9" draw:layer="layout" svg:width="21.082cm" svg:height="3.083cm" svg:x="2.794cm" svg:y="12.801cm">
          <draw:text-box>
            <text:list text:style-name="L3">
              <text:list-item>
                <text:p xml:id="id44" text:id="id44"><text:span text:style-name="T3">Visit unvisited neighbor nearest to root.</text:span></text:p>
                <text:list>
                  <text:list-item>
                    <text:p xml:id="id45" text:id="id45"><text:span text:style-name="T3">Use a priority queue.</text:span></text:p>
                  </text:list-item>
                  <text:list-item>
                    <text:p xml:id="id46" text:id="id46"><text:span text:style-name="T3">Prioritize visiting nodes nearer to root.</text:span></text:p>
                  </text:list-item>
                </text:list>
              </text:list-item>
            </text:list>
          </draw:text-box>
        </draw:frame>
        <draw:frame draw:style-name="gr17" draw:text-style-name="P9" draw:layer="layout" svg:width="21.082cm" svg:height="1.195cm" svg:x="2.794cm" svg:y="15.6cm">
          <draw:text-box>
            <text:p xml:id="id47" text:id="id47"><text:span text:style-name="T3">Can find paths even if shortest path tree is stale!</text:span></text:p>
          </draw:text-box>
        </draw:frame>
        <draw:g xml:id="id48" draw:id="id48">
          <draw:custom-shape draw:style-name="gr13" draw:text-style-name="P10" draw:layer="layout" svg:width="1.203cm" svg:height="1.203cm" svg:x="11.486cm" svg:y="2.985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3" draw:text-style-name="P10" draw:layer="layout" svg:width="1.203cm" svg:height="1.203cm" svg:x="8.586cm" svg:y="3.785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eedy Best First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just described Greedy Best First Search.</text:p>
                <text:list>
                  <text:list-item>
                    <text:p>Put nodes in a priority queue.</text:p>
                  </text:list-item>
                  <text:list-item>
                    <text:p>Prioritize nodes nearest to goal (root node in our case)</text:p>
                  </text:list-item>
                  <text:list-item>
                    <text:p>Needs a “heuristic”.</text:p>
                    <text:list>
                      <text:list-item>
                        <text:p><text:span text:style-name="T5">Estimate</text:span> of node distance to the goal.</text:p>
                      </text:list-item>
                      <text:list-item>
                        <text:p>Does not need to be perfect, just “good enough”.</text:p>
                      </text:list-item>
                      <text:list-item>
                        <text:p>Perfect (“exact”) heuristic gives 100% shortest path (“optimal”).</text:p>
                      </text:list-item>
                    </text:list>
                  </text:list-item>
                  <text:list-item>
                    <text:p>Most heuristics depend on geography.</text:p>
                    <text:list>
                      <text:list-item>
                        <text:p>Lightning Network topography <text:span text:style-name="T5">unrelated</text:span> to geography.</text:p>
                      </text:list-item>
                      <text:list-item>
                        <text:p>Solution:</text:p>
                        <text:list>
                          <text:list-item>
                            <text:p>Precompute heuristic using Dijkstra every now and then.</text:p>
                          </text:list-item>
                          <text:list-item>
                            <text:p>Use Greedy Best First Search when paying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eedy Best First vs Dijkstra’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Greedy Best First</text:p>
                <text:list>
                  <text:list-item>
                    <text:p>Puts nodes in prio q</text:p>
                  </text:list-item>
                  <text:list-item>
                    <text:p>Node score is distance-to-goal.</text:p>
                  </text:list-item>
                  <text:list-item>
                    <text:p>Needs heuristic for distance-to-goal.</text:p>
                  </text:list-item>
                  <text:list-item>
                    <text:p>Goal-obsessed</text:p>
                    <text:list>
                      <text:list-item>
                        <text:p>Frontier is small!</text:p>
                      </text:list-item>
                      <text:list-item>
                        <text:p>Quickly reaches goal.</text:p>
                      </text:list-item>
                    </text:list>
                  </text:list-item>
                  <text:list-item>
                    <text:p>May be suboptimal!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Dijkstra’s</text:p>
                <text:list>
                  <text:list-item>
                    <text:p>Puts nodes in prio q</text:p>
                  </text:list-item>
                  <text:list-item>
                    <text:p>Node score is distance-from-start.</text:p>
                  </text:list-item>
                  <text:list-item>
                    <text:p>Just measure total distance traversed.</text:p>
                  </text:list-item>
                  <text:list-item>
                    <text:p>Explores everywhere.</text:p>
                    <text:list>
                      <text:list-item>
                        <text:p>Frontier is large!</text:p>
                      </text:list-item>
                      <text:list-item>
                        <text:p>Distant goals very slow!</text:p>
                      </text:list-item>
                    </text:list>
                  </text:list-item>
                  <text:list-item>
                    <text:p>100% finds optimal pa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*: Unifying Greedy Best First and Dijkstr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*, the most famous pathfinding algorithm.</text:p>
                <text:list>
                  <text:list-item>
                    <text:p>Puts nodes in priority queue.</text:p>
                  </text:list-item>
                  <text:list-item>
                    <text:p>Score is distance-to-goal <text:span text:style-name="T5">plus</text:span> distance-from-start.</text:p>
                    <text:list>
                      <text:list-item>
                        <text:p>F(n) = H(n) + G(n)</text:p>
                      </text:list-item>
                    </text:list>
                  </text:list-item>
                  <text:list-item>
                    <text:p>Needs heuristic for distance-to-goal.</text:p>
                  </text:list-item>
                  <text:list-item>
                    <text:p>Goal-obssessed, but willing to explore everywhere.</text:p>
                  </text:list-item>
                  <text:list-item>
                    <text:p>100% finds optimal path.</text:p>
                    <text:list>
                      <text:list-item>
                        <text:p><text:span text:style-name="T5">If</text:span> heuristic is exact or underestimates (“permissible”).</text:p>
                      </text:list-item>
                      <text:list-item>
                        <text:p>In case of broken/closed channel, precomputed distance-to-root is an underestimate of the real distance to roo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* Continuu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* is actually a continuum of algorithms:</text:p>
                <text:list>
                  <text:list-item>
                    <text:p>F(n) = h * H(n) + g * G(n); H is distance-to-goal, G is distance-from-start</text:p>
                  </text:list-item>
                  <text:list-item>
                    <text:p>Dijkstra: h = 0, g = 1</text:p>
                  </text:list-item>
                  <text:list-item>
                    <text:p>Greedy: h = 1, g = 0</text:p>
                  </text:list-item>
                  <text:list-item>
                    <text:p>A*: h = 1, g = 1</text:p>
                  </text:list-item>
                  <text:list-item>
                    <text:p>Trade off:</text:p>
                    <text:list>
                      <text:list-item>
                        <text:p>Speed of pathfinding (Greedy Best First), vs.</text:p>
                      </text:list-item>
                      <text:list-item>
                        <text:p>Cost of path (Dijkstra).</text:p>
                      </text:list-item>
                    </text:list>
                  </text:list-item>
                  <text:list-item>
                    <text:p>Given current fees, better off biasing towards Greedy Best First: h = 1, 0 &lt; g &lt; 1</text:p>
                  </text:list-item>
                  <text:list-item>
                    <text:p>If fees rise, adjust the bias to the Dijkstra end.</text:p>
                  </text:list-item>
                  <text:list-item>
                    <text:p>Can be done by payment component:</text:p>
                    <text:list>
                      <text:list-item>
                        <text:p>Have a limit on fees e.g. &lt;0.5% of payment.</text:p>
                      </text:list-item>
                      <text:list-item>
                        <text:p>Start at g = 0 (Greedy Best First), if fees too high, increase 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0.458cm" svg:height="0.458cm" svg:x="13.773cm" svg:y="1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088cm" svg:y="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89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6.189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489cm" svg:y="5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8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4.6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692cm" svg:y="5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3cm" svg:y="5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4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69cm" svg:y="8.1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8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8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1.4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9.6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6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58cm" svg:height="0.458cm" svg:x="14.3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0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7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3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0.0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1.496cm" svg:y="8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6cm" svg:y="8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897cm" svg:y="8.1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3.773cm" svg:y1="2.287cm" svg:x2="7.546cm" svg:y2="4.026cm">
            <text:p/>
          </draw:line>
          <draw:line draw:style-name="gr5" draw:text-style-name="P4" draw:layer="layout" svg:x1="13.971cm" svg:y1="2.431cm" svg:x2="10.923cm" svg:y2="4.027cm">
            <text:p/>
          </draw:line>
          <draw:line draw:style-name="gr5" draw:text-style-name="P4" draw:layer="layout" svg:x1="14.231cm" svg:y1="2.431cm" svg:x2="16.511cm" svg:y2="4.027cm">
            <text:p/>
          </draw:line>
          <draw:line draw:style-name="gr5" draw:text-style-name="P4" draw:layer="layout" svg:x1="7.088cm" svg:y1="4.484cm" svg:x2="3.949cm" svg:y2="5.929cm">
            <text:p/>
          </draw:line>
          <draw:line draw:style-name="gr5" draw:text-style-name="P4" draw:layer="layout" svg:x1="7.088cm" svg:y1="4.484cm" svg:x2="5.843cm" svg:y2="5.927cm">
            <text:p/>
          </draw:line>
          <draw:line draw:style-name="gr5" draw:text-style-name="P4" draw:layer="layout" svg:x1="7.546cm" svg:y1="4.484cm" svg:x2="8.129cm" svg:y2="5.928cm">
            <text:p/>
          </draw:line>
          <draw:line draw:style-name="gr5" draw:text-style-name="P4" draw:layer="layout" svg:x1="10.923cm" svg:y1="4.485cm" svg:x2="10.923cm" svg:y2="5.929cm">
            <text:p/>
          </draw:line>
          <draw:line draw:style-name="gr5" draw:text-style-name="P4" draw:layer="layout" svg:x1="5.489cm" svg:y1="6.385cm" svg:x2="4.35cm" svg:y2="8.13cm">
            <text:p/>
          </draw:line>
          <draw:line draw:style-name="gr5" draw:text-style-name="P4" draw:layer="layout" svg:x1="5.843cm" svg:y1="6.385cm" svg:x2="5.843cm" svg:y2="8.128cm">
            <text:p/>
          </draw:line>
          <draw:line draw:style-name="gr5" draw:text-style-name="P4" draw:layer="layout" svg:x1="8.129cm" svg:y1="6.386cm" svg:x2="8.129cm" svg:y2="8.129cm">
            <text:p/>
          </draw:line>
          <draw:line draw:style-name="gr5" draw:text-style-name="P4" draw:layer="layout" svg:x1="10.923cm" svg:y1="6.387cm" svg:x2="9.907cm" svg:y2="8.131cm">
            <text:p/>
          </draw:line>
          <draw:line draw:style-name="gr5" draw:text-style-name="P4" draw:layer="layout" svg:x1="10.923cm" svg:y1="6.387cm" svg:x2="11.685cm" svg:y2="8.129cm">
            <text:p/>
          </draw:line>
          <draw:line draw:style-name="gr5" draw:text-style-name="P4" draw:layer="layout" svg:x1="16.189cm" svg:y1="4.485cm" svg:x2="14.69cm" svg:y2="5.928cm">
            <text:p/>
          </draw:line>
          <draw:line draw:style-name="gr5" draw:text-style-name="P4" draw:layer="layout" svg:x1="16.647cm" svg:y1="4.485cm" svg:x2="17.781cm" svg:y2="5.929cm">
            <text:p/>
          </draw:line>
          <draw:line draw:style-name="gr5" draw:text-style-name="P4" draw:layer="layout" svg:x1="16.647cm" svg:y1="4.485cm" svg:x2="19.813cm" svg:y2="5.93cm">
            <text:p/>
          </draw:line>
          <draw:line draw:style-name="gr5" draw:text-style-name="P4" draw:layer="layout" svg:x1="16.647cm" svg:y1="4.485cm" svg:x2="22.353cm" svg:y2="5.931cm">
            <text:p/>
          </draw:line>
          <draw:line draw:style-name="gr5" draw:text-style-name="P4" draw:layer="layout" svg:x1="14.69cm" svg:y1="6.386cm" svg:x2="13.692cm" svg:y2="8.13cm">
            <text:p/>
          </draw:line>
          <draw:line draw:style-name="gr5" draw:text-style-name="P4" draw:layer="layout" svg:x1="14.69cm" svg:y1="6.386cm" svg:x2="14.69cm" svg:y2="8.131cm">
            <text:p/>
          </draw:line>
          <draw:line draw:style-name="gr5" draw:text-style-name="P4" draw:layer="layout" svg:x1="15.148cm" svg:y1="6.386cm" svg:x2="15.241cm" svg:y2="8.132cm">
            <text:p/>
          </draw:line>
          <draw:line draw:style-name="gr5" draw:text-style-name="P4" draw:layer="layout" svg:x1="15.148cm" svg:y1="6.386cm" svg:x2="16.252cm" svg:y2="8.132cm">
            <text:p/>
          </draw:line>
          <draw:line draw:style-name="gr5" draw:text-style-name="P4" draw:layer="layout" svg:x1="17.849cm" svg:y1="6.387cm" svg:x2="17.85cm" svg:y2="8.13cm">
            <text:p/>
          </draw:line>
          <draw:line draw:style-name="gr5" draw:text-style-name="P4" draw:layer="layout" svg:x1="19.813cm" svg:y1="6.388cm" svg:x2="19.559cm" svg:y2="8.133cm">
            <text:p/>
          </draw:line>
          <draw:line draw:style-name="gr5" draw:text-style-name="P4" draw:layer="layout" svg:x1="19.813cm" svg:y1="6.388cm" svg:x2="20.321cm" svg:y2="8.133cm">
            <text:p/>
          </draw:line>
          <draw:line draw:style-name="gr5" draw:text-style-name="P4" draw:layer="layout" svg:x1="22.193cm" svg:y1="6.389cm" svg:x2="21.591cm" svg:y2="8.134cm">
            <text:p/>
          </draw:line>
          <draw:line draw:style-name="gr5" draw:text-style-name="P4" draw:layer="layout" svg:x1="22.353cm" svg:y1="6.389cm" svg:x2="22.353cm" svg:y2="8.134cm">
            <text:p/>
          </draw:line>
          <draw:line draw:style-name="gr5" draw:text-style-name="P4" draw:layer="layout" svg:x1="22.353cm" svg:y1="6.389cm" svg:x2="23.115cm" svg:y2="8.135cm">
            <text:p/>
          </draw:line>
        </draw:g>
        <draw:g>
          <draw:line draw:style-name="gr6" draw:text-style-name="P4" draw:layer="layout" svg:x1="3.949cm" svg:y1="6.096cm" svg:x2="5.489cm" svg:y2="6.096cm">
            <text:p/>
          </draw:line>
          <draw:line draw:style-name="gr6" draw:text-style-name="P4" draw:layer="layout" svg:x1="7.546cm" svg:y1="4.318cm" svg:x2="10.689cm" svg:y2="4.318cm">
            <text:p/>
          </draw:line>
          <draw:line draw:style-name="gr6" draw:text-style-name="P4" draw:layer="layout" svg:x1="8.348cm" svg:y1="5.928cm" svg:x2="10.69cm" svg:y2="4.318cm">
            <text:p/>
          </draw:line>
          <draw:line draw:style-name="gr6" draw:text-style-name="P4" draw:layer="layout" svg:x1="11.149cm" svg:y1="6.096cm" svg:x2="14.69cm" svg:y2="6.096cm">
            <text:p/>
          </draw:line>
          <draw:line draw:style-name="gr6" draw:text-style-name="P4" draw:layer="layout" svg:x1="19.692cm" svg:y1="6.096cm" svg:x2="18.049cm" svg:y2="6.096cm">
            <text:p/>
          </draw:line>
          <draw:line draw:style-name="gr6" draw:text-style-name="P4" draw:layer="layout" svg:x1="22.193cm" svg:y1="6.096cm" svg:x2="20.25cm" svg:y2="6.096cm">
            <text:p/>
          </draw:line>
          <draw:line draw:style-name="gr6" draw:text-style-name="P4" draw:layer="layout" svg:x1="8.348cm" svg:y1="6.096cm" svg:x2="10.691cm" svg:y2="6.096cm">
            <text:p/>
          </draw:line>
        </draw:g>
        <draw:frame draw:style-name="gr9" draw:text-style-name="P6" draw:layer="layout" svg:width="28cm" svg:height="1.673cm" svg:x="0cm" svg:y="0.256cm">
          <draw:text-box>
            <text:p text:style-name="P3"><text:span text:style-name="T1">This representation is very self-centered!</text:span></text:p>
          </draw:text-box>
        </draw:frame>
        <draw:frame draw:style-name="gr3" draw:text-style-name="P11" draw:layer="layout" svg:width="1.016cm" svg:height="0.962cm" svg:x="14.224cm" svg:y="1.778cm">
          <draw:text-box>
            <text:p><text:span text:style-name="T1">0</text:span></text:p>
          </draw:text-box>
        </draw:frame>
        <draw:g>
          <draw:frame draw:style-name="gr3" draw:text-style-name="P2" draw:layer="layout" svg:width="1.016cm" svg:height="0.962cm" svg:x="16.624cm" svg:y="3.778cm">
            <draw:text-box>
              <text:p>1</text:p>
            </draw:text-box>
          </draw:frame>
          <draw:frame draw:style-name="gr3" draw:text-style-name="P2" draw:layer="layout" svg:width="1.016cm" svg:height="0.962cm" svg:x="11.024cm" svg:y="3.778cm">
            <draw:text-box>
              <text:p>1</text:p>
            </draw:text-box>
          </draw:frame>
          <draw:frame draw:style-name="gr3" draw:text-style-name="P2" draw:layer="layout" svg:width="1.016cm" svg:height="0.962cm" svg:x="6.324cm" svg:y="3.778cm">
            <draw:text-box>
              <text:p>1</text:p>
            </draw:text-box>
          </draw:frame>
        </draw:g>
        <draw:g>
          <draw:frame draw:style-name="gr3" draw:text-style-name="P2" draw:layer="layout" svg:width="1.016cm" svg:height="0.962cm" svg:x="2.824cm" svg:y="5.678cm">
            <draw:text-box>
              <text:p>2</text:p>
            </draw:text-box>
          </draw:frame>
          <draw:frame draw:style-name="gr3" draw:text-style-name="P2" draw:layer="layout" svg:width="1.016cm" svg:height="0.962cm" svg:x="5.824cm" svg:y="5.678cm">
            <draw:text-box>
              <text:p>2</text:p>
            </draw:text-box>
          </draw:frame>
          <draw:frame draw:style-name="gr3" draw:text-style-name="P2" draw:layer="layout" svg:width="1.016cm" svg:height="0.962cm" svg:x="7.124cm" svg:y="5.678cm">
            <draw:text-box>
              <text:p>2</text:p>
            </draw:text-box>
          </draw:frame>
          <draw:frame draw:style-name="gr3" draw:text-style-name="P2" draw:layer="layout" svg:width="1.016cm" svg:height="0.962cm" svg:x="10.024cm" svg:y="5.678cm">
            <draw:text-box>
              <text:p>2</text:p>
            </draw:text-box>
          </draw:frame>
          <draw:frame draw:style-name="gr3" draw:text-style-name="P2" draw:layer="layout" svg:width="1.016cm" svg:height="0.962cm" svg:x="15.124cm" svg:y="5.678cm">
            <draw:text-box>
              <text:p>2</text:p>
            </draw:text-box>
          </draw:frame>
          <draw:frame draw:style-name="gr3" draw:text-style-name="P2" draw:layer="layout" svg:width="1.016cm" svg:height="0.962cm" svg:x="16.924cm" svg:y="5.678cm">
            <draw:text-box>
              <text:p>2</text:p>
            </draw:text-box>
          </draw:frame>
          <draw:frame draw:style-name="gr3" draw:text-style-name="P2" draw:layer="layout" svg:width="1.016cm" svg:height="0.962cm" svg:x="20.024cm" svg:y="5.678cm">
            <draw:text-box>
              <text:p>2</text:p>
            </draw:text-box>
          </draw:frame>
          <draw:frame draw:style-name="gr3" draw:text-style-name="P2" draw:layer="layout" svg:width="1.016cm" svg:height="0.962cm" svg:x="22.524cm" svg:y="5.678cm">
            <draw:text-box>
              <text:p>2</text:p>
            </draw:text-box>
          </draw:frame>
        </draw:g>
        <draw:g>
          <draw:frame draw:style-name="gr3" draw:text-style-name="P2" draw:layer="layout" svg:width="1.016cm" svg:height="0.962cm" svg:x="22.724cm" svg:y="8.478cm">
            <draw:text-box>
              <text:p>3</text:p>
            </draw:text-box>
          </draw:frame>
          <draw:frame draw:style-name="gr3" draw:text-style-name="P2" draw:layer="layout" svg:width="1.016cm" svg:height="0.962cm" svg:x="22.024cm" svg:y="8.478cm">
            <draw:text-box>
              <text:p>3</text:p>
            </draw:text-box>
          </draw:frame>
          <draw:frame draw:style-name="gr3" draw:text-style-name="P2" draw:layer="layout" svg:width="1.016cm" svg:height="0.962cm" svg:x="21.324cm" svg:y="8.478cm">
            <draw:text-box>
              <text:p>3</text:p>
            </draw:text-box>
          </draw:frame>
          <draw:frame draw:style-name="gr3" draw:text-style-name="P2" draw:layer="layout" svg:width="1.016cm" svg:height="0.962cm" svg:x="19.924cm" svg:y="8.478cm">
            <draw:text-box>
              <text:p>3</text:p>
            </draw:text-box>
          </draw:frame>
          <draw:frame draw:style-name="gr3" draw:text-style-name="P2" draw:layer="layout" svg:width="1.016cm" svg:height="0.962cm" svg:x="19.224cm" svg:y="8.478cm">
            <draw:text-box>
              <text:p>3</text:p>
            </draw:text-box>
          </draw:frame>
          <draw:frame draw:style-name="gr3" draw:text-style-name="P2" draw:layer="layout" svg:width="1.016cm" svg:height="0.962cm" svg:x="17.424cm" svg:y="8.478cm">
            <draw:text-box>
              <text:p>3</text:p>
            </draw:text-box>
          </draw:frame>
          <draw:frame draw:style-name="gr3" draw:text-style-name="P2" draw:layer="layout" svg:width="1.016cm" svg:height="0.962cm" svg:x="15.624cm" svg:y="8.478cm">
            <draw:text-box>
              <text:p>3</text:p>
            </draw:text-box>
          </draw:frame>
          <draw:frame draw:style-name="gr3" draw:text-style-name="P2" draw:layer="layout" svg:width="1.016cm" svg:height="0.962cm" svg:x="14.924cm" svg:y="8.478cm">
            <draw:text-box>
              <text:p>3</text:p>
            </draw:text-box>
          </draw:frame>
          <draw:frame draw:style-name="gr3" draw:text-style-name="P2" draw:layer="layout" svg:width="1.016cm" svg:height="0.962cm" svg:x="14.224cm" svg:y="8.478cm">
            <draw:text-box>
              <text:p>3</text:p>
            </draw:text-box>
          </draw:frame>
          <draw:frame draw:style-name="gr3" draw:text-style-name="P2" draw:layer="layout" svg:width="1.016cm" svg:height="0.962cm" svg:x="13.524cm" svg:y="8.478cm">
            <draw:text-box>
              <text:p>3</text:p>
            </draw:text-box>
          </draw:frame>
          <draw:frame draw:style-name="gr3" draw:text-style-name="P2" draw:layer="layout" svg:width="1.016cm" svg:height="0.962cm" svg:x="11.324cm" svg:y="8.478cm">
            <draw:text-box>
              <text:p>3</text:p>
            </draw:text-box>
          </draw:frame>
          <draw:frame draw:style-name="gr3" draw:text-style-name="P2" draw:layer="layout" svg:width="1.016cm" svg:height="0.962cm" svg:x="9.424cm" svg:y="8.478cm">
            <draw:text-box>
              <text:p>3</text:p>
            </draw:text-box>
          </draw:frame>
          <draw:frame draw:style-name="gr3" draw:text-style-name="P2" draw:layer="layout" svg:width="1.016cm" svg:height="0.962cm" svg:x="7.724cm" svg:y="8.478cm">
            <draw:text-box>
              <text:p>3</text:p>
            </draw:text-box>
          </draw:frame>
          <draw:frame draw:style-name="gr3" draw:text-style-name="P2" draw:layer="layout" svg:width="1.016cm" svg:height="0.962cm" svg:x="5.524cm" svg:y="8.478cm">
            <draw:text-box>
              <text:p>3</text:p>
            </draw:text-box>
          </draw:frame>
          <draw:frame draw:style-name="gr3" draw:text-style-name="P2" draw:layer="layout" svg:width="1.016cm" svg:height="0.962cm" svg:x="3.624cm" svg:y="8.478cm">
            <draw:text-box>
              <text:p>3</text:p>
            </draw:text-box>
          </draw:frame>
        </draw:g>
        <draw:frame draw:style-name="gr18" draw:text-style-name="P9" draw:layer="layout" svg:width="21.082cm" svg:height="5.915cm" svg:x="2.794cm" svg:y="8.899cm">
          <draw:text-box>
            <text:list text:style-name="L3">
              <text:list-item>
                <text:p xml:id="id49" text:id="id49"><text:span text:style-name="T3">Optimized for finding paths to a very specific node.</text:span></text:p>
                <text:list>
                  <text:list-item>
                    <text:p xml:id="id50" text:id="id50"><text:span text:style-name="T3">Payments we make will come from own node :)</text:span></text:p>
                  </text:list-item>
                </text:list>
              </text:list-item>
              <text:list-item>
                <text:p xml:id="id51" text:id="id51"><text:span text:style-name="T3">Can we find paths between two arbitrary nodes?</text:span></text:p>
                <text:list>
                  <text:list-item>
                    <text:p xml:id="id52" text:id="id52"><text:span text:style-name="T3">I show its usefulness later.</text:span></text:p>
                  </text:list-item>
                  <text:list-item>
                    <text:p xml:id="id53" text:id="id53"><text:span text:style-name="T3">We only need an </text:span><text:span text:style-name="T6">estimate</text:span><text:span text:style-name="T3"> of distance-to-goal.</text:span></text:p>
                  </text:list-item>
                </text:list>
              </text:list-item>
              <text:list-item>
                <text:p xml:id="id54" text:id="id54"><text:span text:style-name="T3">Q: Given lengths AB and BC, what is length of AC?</text:span></text:p>
              </text:list-item>
            </text:list>
          </draw:text-box>
        </draw:frame>
        <draw:g xml:id="id55" draw:id="id55">
          <draw:custom-shape draw:style-name="gr19" draw:text-style-name="P4" draw:layer="layout" svg:width="6.604cm" svg:height="1.524cm" svg:x="5.588cm" svg:y="15.494cm">
            <text:p/>
            <draw:enhanced-geometry svg:viewBox="0 0 21600 21600" draw:glue-points="?f0 0 ?f1 10800 0 21600 10800 21600 21600 21600 ?f7 10800" draw:text-areas="?f1 10800 ?f2 18000 ?f3 7200 ?f4 21600" draw:type="isosceles-triangle" draw:modifiers="7681.8168054504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0" draw:text-style-name="P12" draw:layer="layout" svg:width="1.016cm" svg:height="1.119cm" svg:x="4.572cm" svg:y="16.318cm">
            <draw:text-box>
              <text:p><text:span text:style-name="T7">A</text:span></text:p>
            </draw:text-box>
          </draw:frame>
          <draw:frame draw:style-name="gr20" draw:text-style-name="P12" draw:layer="layout" svg:width="1.016cm" svg:height="1.119cm" svg:x="6.872cm" svg:y="14.819cm">
            <draw:text-box>
              <text:p><text:span text:style-name="T7">B</text:span></text:p>
            </draw:text-box>
          </draw:frame>
          <draw:frame draw:style-name="gr20" draw:text-style-name="P12" draw:layer="layout" svg:width="1.016cm" svg:height="1.119cm" svg:x="11.972cm" svg:y="16.32cm">
            <draw:text-box>
              <text:p><text:span text:style-name="T7">C</text:span></text:p>
            </draw:text-box>
          </draw:frame>
        </draw:g>
        <draw:frame draw:style-name="gr21" draw:text-style-name="P9" draw:layer="layout" svg:width="21.082cm" svg:height="1.342cm" svg:x="2.894cm" svg:y="17.3cm">
          <draw:text-box>
            <text:list text:style-name="L3">
              <text:list-item>
                <text:p xml:id="id56" text:id="id56"><text:span text:style-name="T3">A: Between abs(AB – BC) to (AB + BC)</text:span></text:p>
              </text:list-item>
            </text:list>
          </draw:text-box>
        </draw:frame>
        <draw:g xml:id="id57" draw:id="id57">
          <draw:g>
            <draw:line draw:style-name="gr22" draw:text-style-name="P4" draw:layer="layout" svg:x1="16.256cm" svg:y1="15.494cm" svg:x2="19.05cm" svg:y2="15.494cm">
              <text:p/>
            </draw:line>
            <draw:line draw:style-name="gr23" draw:text-style-name="P4" draw:layer="layout" svg:x1="19.056cm" svg:y1="15.494cm" svg:x2="24.13cm" svg:y2="15.494cm">
              <text:p/>
            </draw:line>
            <draw:frame draw:style-name="gr20" draw:text-style-name="P12" draw:layer="layout" svg:width="1.016cm" svg:height="1.119cm" svg:x="15.372cm" svg:y="14.921cm">
              <draw:text-box>
                <text:p><text:span text:style-name="T7">A</text:span></text:p>
              </draw:text-box>
            </draw:frame>
            <draw:frame draw:style-name="gr20" draw:text-style-name="P12" draw:layer="layout" svg:width="1.016cm" svg:height="1.119cm" svg:x="18.472cm" svg:y="14.622cm">
              <draw:text-box>
                <text:p><text:span text:style-name="T7">C</text:span></text:p>
              </draw:text-box>
            </draw:frame>
            <draw:frame draw:style-name="gr20" draw:text-style-name="P12" draw:layer="layout" svg:width="1.016cm" svg:height="1.119cm" svg:x="23.972cm" svg:y="14.922cm">
              <draw:text-box>
                <text:p><text:span text:style-name="T7">B</text:span></text:p>
              </draw:text-box>
            </draw:frame>
          </draw:g>
          <draw:g>
            <draw:line draw:style-name="gr22" draw:text-style-name="P4" draw:layer="layout" svg:x1="16.256cm" svg:y1="16.795cm" svg:x2="19.05cm" svg:y2="16.795cm">
              <text:p/>
            </draw:line>
            <draw:line draw:style-name="gr22" draw:text-style-name="P4" draw:layer="layout" svg:x1="19.056cm" svg:y1="16.795cm" svg:x2="24.13cm" svg:y2="16.795cm">
              <text:p/>
            </draw:line>
            <draw:frame draw:style-name="gr20" draw:text-style-name="P12" draw:layer="layout" svg:width="1.016cm" svg:height="1.119cm" svg:x="15.372cm" svg:y="16.222cm">
              <draw:text-box>
                <text:p><text:span text:style-name="T7">A</text:span></text:p>
              </draw:text-box>
            </draw:frame>
            <draw:frame draw:style-name="gr20" draw:text-style-name="P12" draw:layer="layout" svg:width="1.016cm" svg:height="1.119cm" svg:x="18.472cm" svg:y="15.923cm">
              <draw:text-box>
                <text:p><text:span text:style-name="T7">B</text:span></text:p>
              </draw:text-box>
            </draw:frame>
            <draw:frame draw:style-name="gr20" draw:text-style-name="P12" draw:layer="layout" svg:width="1.016cm" svg:height="1.119cm" svg:x="23.972cm" svg:y="16.223cm">
              <draw:text-box>
                <text:p><text:span text:style-name="T7">C</text:span></text:p>
              </draw:text-box>
            </draw:frame>
          </draw:g>
        </draw:g>
        <draw:frame draw:style-name="gr24" draw:text-style-name="P9" draw:layer="layout" svg:width="21.082cm" svg:height="1.342cm" svg:x="2.894cm" svg:y="18.2cm">
          <draw:text-box>
            <text:list text:style-name="L3">
              <text:list-item>
                <text:p xml:id="id58" text:id="id58"><text:span text:style-name="T3">abs(AB – BC) is “permissible”: it underestimat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g>
          <draw:custom-shape draw:style-name="gr25" draw:text-style-name="P13" draw:layer="layout" svg:width="0.458cm" svg:height="0.458cm" svg:x="13.773cm" svg:y="1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088cm" svg:y="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89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6.189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489cm" svg:y="5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58cm" svg:height="0.458cm" svg:x="7.8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0.6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4.69cm" svg:y="5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692cm" svg:y="5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3cm" svg:y="5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491cm" svg:y="5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5.69cm" svg:y="8.1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3.8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7.8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1.491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9.6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3.6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458cm" svg:height="0.458cm" svg:x="14.393cm" svg:y="8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0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5.794cm" svg:y="8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7.592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19.3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58cm" svg:height="0.458cm" svg:x="20.095cm" svg:y="8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1.496cm" svg:y="8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196cm" svg:y="8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58cm" svg:height="0.458cm" svg:x="22.897cm" svg:y="8.1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3.773cm" svg:y1="2.287cm" svg:x2="7.546cm" svg:y2="4.026cm">
            <text:p/>
          </draw:line>
          <draw:line draw:style-name="gr5" draw:text-style-name="P4" draw:layer="layout" svg:x1="13.971cm" svg:y1="2.431cm" svg:x2="10.923cm" svg:y2="4.027cm">
            <text:p/>
          </draw:line>
          <draw:line draw:style-name="gr5" draw:text-style-name="P4" draw:layer="layout" svg:x1="14.231cm" svg:y1="2.431cm" svg:x2="16.511cm" svg:y2="4.027cm">
            <text:p/>
          </draw:line>
          <draw:line draw:style-name="gr5" draw:text-style-name="P4" draw:layer="layout" svg:x1="7.088cm" svg:y1="4.484cm" svg:x2="3.949cm" svg:y2="5.929cm">
            <text:p/>
          </draw:line>
          <draw:line draw:style-name="gr5" draw:text-style-name="P4" draw:layer="layout" svg:x1="7.088cm" svg:y1="4.484cm" svg:x2="5.843cm" svg:y2="5.927cm">
            <text:p/>
          </draw:line>
          <draw:line draw:style-name="gr5" draw:text-style-name="P4" draw:layer="layout" svg:x1="7.546cm" svg:y1="4.484cm" svg:x2="8.129cm" svg:y2="5.928cm">
            <text:p/>
          </draw:line>
          <draw:line draw:style-name="gr5" draw:text-style-name="P4" draw:layer="layout" svg:x1="10.923cm" svg:y1="4.485cm" svg:x2="10.923cm" svg:y2="5.929cm">
            <text:p/>
          </draw:line>
          <draw:line draw:style-name="gr5" draw:text-style-name="P4" draw:layer="layout" svg:x1="5.489cm" svg:y1="6.385cm" svg:x2="4.35cm" svg:y2="8.13cm">
            <text:p/>
          </draw:line>
          <draw:line draw:style-name="gr5" draw:text-style-name="P4" draw:layer="layout" svg:x1="5.843cm" svg:y1="6.385cm" svg:x2="5.843cm" svg:y2="8.128cm">
            <text:p/>
          </draw:line>
          <draw:line draw:style-name="gr5" draw:text-style-name="P4" draw:layer="layout" svg:x1="8.129cm" svg:y1="6.386cm" svg:x2="8.129cm" svg:y2="8.129cm">
            <text:p/>
          </draw:line>
          <draw:line draw:style-name="gr5" draw:text-style-name="P4" draw:layer="layout" svg:x1="10.923cm" svg:y1="6.387cm" svg:x2="9.907cm" svg:y2="8.131cm">
            <text:p/>
          </draw:line>
          <draw:line draw:style-name="gr5" draw:text-style-name="P4" draw:layer="layout" svg:x1="10.923cm" svg:y1="6.387cm" svg:x2="11.685cm" svg:y2="8.129cm">
            <text:p/>
          </draw:line>
          <draw:line draw:style-name="gr5" draw:text-style-name="P4" draw:layer="layout" svg:x1="16.189cm" svg:y1="4.485cm" svg:x2="14.69cm" svg:y2="5.928cm">
            <text:p/>
          </draw:line>
          <draw:line draw:style-name="gr5" draw:text-style-name="P4" draw:layer="layout" svg:x1="16.647cm" svg:y1="4.485cm" svg:x2="17.781cm" svg:y2="5.929cm">
            <text:p/>
          </draw:line>
          <draw:line draw:style-name="gr5" draw:text-style-name="P4" draw:layer="layout" svg:x1="16.647cm" svg:y1="4.485cm" svg:x2="19.813cm" svg:y2="5.93cm">
            <text:p/>
          </draw:line>
          <draw:line draw:style-name="gr5" draw:text-style-name="P4" draw:layer="layout" svg:x1="16.647cm" svg:y1="4.485cm" svg:x2="22.353cm" svg:y2="5.931cm">
            <text:p/>
          </draw:line>
          <draw:line draw:style-name="gr5" draw:text-style-name="P4" draw:layer="layout" svg:x1="14.69cm" svg:y1="6.386cm" svg:x2="13.692cm" svg:y2="8.13cm">
            <text:p/>
          </draw:line>
          <draw:line draw:style-name="gr5" draw:text-style-name="P4" draw:layer="layout" svg:x1="14.69cm" svg:y1="6.386cm" svg:x2="14.69cm" svg:y2="8.131cm">
            <text:p/>
          </draw:line>
          <draw:line draw:style-name="gr5" draw:text-style-name="P4" draw:layer="layout" svg:x1="15.148cm" svg:y1="6.386cm" svg:x2="15.241cm" svg:y2="8.132cm">
            <text:p/>
          </draw:line>
          <draw:line draw:style-name="gr5" draw:text-style-name="P4" draw:layer="layout" svg:x1="15.148cm" svg:y1="6.386cm" svg:x2="16.252cm" svg:y2="8.132cm">
            <text:p/>
          </draw:line>
          <draw:line draw:style-name="gr5" draw:text-style-name="P4" draw:layer="layout" svg:x1="17.849cm" svg:y1="6.387cm" svg:x2="17.85cm" svg:y2="8.13cm">
            <text:p/>
          </draw:line>
          <draw:line draw:style-name="gr5" draw:text-style-name="P4" draw:layer="layout" svg:x1="19.813cm" svg:y1="6.388cm" svg:x2="19.559cm" svg:y2="8.133cm">
            <text:p/>
          </draw:line>
          <draw:line draw:style-name="gr5" draw:text-style-name="P4" draw:layer="layout" svg:x1="19.813cm" svg:y1="6.388cm" svg:x2="20.321cm" svg:y2="8.133cm">
            <text:p/>
          </draw:line>
          <draw:line draw:style-name="gr5" draw:text-style-name="P4" draw:layer="layout" svg:x1="22.193cm" svg:y1="6.389cm" svg:x2="21.591cm" svg:y2="8.134cm">
            <text:p/>
          </draw:line>
          <draw:line draw:style-name="gr5" draw:text-style-name="P4" draw:layer="layout" svg:x1="22.353cm" svg:y1="6.389cm" svg:x2="22.353cm" svg:y2="8.134cm">
            <text:p/>
          </draw:line>
          <draw:line draw:style-name="gr5" draw:text-style-name="P4" draw:layer="layout" svg:x1="22.353cm" svg:y1="6.389cm" svg:x2="23.115cm" svg:y2="8.135cm">
            <text:p/>
          </draw:line>
        </draw:g>
        <draw:g>
          <draw:line draw:style-name="gr6" draw:text-style-name="P4" draw:layer="layout" svg:x1="3.949cm" svg:y1="6.096cm" svg:x2="5.489cm" svg:y2="6.096cm">
            <text:p/>
          </draw:line>
          <draw:line draw:style-name="gr6" draw:text-style-name="P4" draw:layer="layout" svg:x1="7.546cm" svg:y1="4.318cm" svg:x2="10.689cm" svg:y2="4.318cm">
            <text:p/>
          </draw:line>
          <draw:line draw:style-name="gr6" draw:text-style-name="P4" draw:layer="layout" svg:x1="8.348cm" svg:y1="5.928cm" svg:x2="10.69cm" svg:y2="4.318cm">
            <text:p/>
          </draw:line>
          <draw:line draw:style-name="gr6" draw:text-style-name="P4" draw:layer="layout" svg:x1="11.149cm" svg:y1="6.096cm" svg:x2="14.69cm" svg:y2="6.096cm">
            <text:p/>
          </draw:line>
          <draw:line draw:style-name="gr6" draw:text-style-name="P4" draw:layer="layout" svg:x1="19.692cm" svg:y1="6.096cm" svg:x2="18.049cm" svg:y2="6.096cm">
            <text:p/>
          </draw:line>
          <draw:line draw:style-name="gr6" draw:text-style-name="P4" draw:layer="layout" svg:x1="22.193cm" svg:y1="6.096cm" svg:x2="20.25cm" svg:y2="6.096cm">
            <text:p/>
          </draw:line>
          <draw:line draw:style-name="gr6" draw:text-style-name="P4" draw:layer="layout" svg:x1="8.348cm" svg:y1="6.096cm" svg:x2="10.691cm" svg:y2="6.096cm">
            <text:p/>
          </draw:line>
        </draw:g>
        <draw:frame draw:style-name="gr9" draw:text-style-name="P6" draw:layer="layout" svg:width="28cm" svg:height="1.673cm" svg:x="0cm" svg:y="0.256cm">
          <draw:text-box>
            <text:p text:style-name="P3"><text:span text:style-name="T1">Let’s try abs(AB - BC)</text:span></text:p>
          </draw:text-box>
        </draw:frame>
        <draw:frame draw:style-name="gr3" draw:text-style-name="P11" xml:id="id59" draw:id="id59" draw:layer="layout" svg:width="1.016cm" svg:height="0.962cm" svg:x="14.224cm" svg:y="1.778cm">
          <draw:text-box>
            <text:p><text:span text:style-name="T1">0</text:span></text:p>
          </draw:text-box>
        </draw:frame>
        <draw:g xml:id="id60" draw:id="id60">
          <draw:frame draw:style-name="gr3" draw:text-style-name="P2" draw:layer="layout" svg:width="1.016cm" svg:height="0.962cm" svg:x="16.624cm" svg:y="3.778cm">
            <draw:text-box>
              <text:p>1</text:p>
            </draw:text-box>
          </draw:frame>
          <draw:frame draw:style-name="gr3" draw:text-style-name="P2" draw:layer="layout" svg:width="1.016cm" svg:height="0.962cm" svg:x="11.024cm" svg:y="3.778cm">
            <draw:text-box>
              <text:p>1</text:p>
            </draw:text-box>
          </draw:frame>
          <draw:frame draw:style-name="gr3" draw:text-style-name="P2" draw:layer="layout" svg:width="1.016cm" svg:height="0.962cm" svg:x="6.324cm" svg:y="3.778cm">
            <draw:text-box>
              <text:p>1</text:p>
            </draw:text-box>
          </draw:frame>
        </draw:g>
        <draw:g xml:id="id61" draw:id="id61">
          <draw:frame draw:style-name="gr3" draw:text-style-name="P2" draw:layer="layout" svg:width="1.016cm" svg:height="0.962cm" svg:x="2.824cm" svg:y="5.678cm">
            <draw:text-box>
              <text:p>2</text:p>
            </draw:text-box>
          </draw:frame>
          <draw:frame draw:style-name="gr3" draw:text-style-name="P2" draw:layer="layout" svg:width="1.016cm" svg:height="0.962cm" svg:x="5.824cm" svg:y="5.678cm">
            <draw:text-box>
              <text:p>2</text:p>
            </draw:text-box>
          </draw:frame>
          <draw:frame draw:style-name="gr3" draw:text-style-name="P2" draw:layer="layout" svg:width="1.016cm" svg:height="0.962cm" svg:x="7.124cm" svg:y="5.678cm">
            <draw:text-box>
              <text:p>2</text:p>
            </draw:text-box>
          </draw:frame>
          <draw:frame draw:style-name="gr3" draw:text-style-name="P2" draw:layer="layout" svg:width="1.016cm" svg:height="0.962cm" svg:x="10.024cm" svg:y="5.678cm">
            <draw:text-box>
              <text:p>2</text:p>
            </draw:text-box>
          </draw:frame>
          <draw:frame draw:style-name="gr3" draw:text-style-name="P2" draw:layer="layout" svg:width="1.016cm" svg:height="0.962cm" svg:x="15.124cm" svg:y="5.678cm">
            <draw:text-box>
              <text:p>2</text:p>
            </draw:text-box>
          </draw:frame>
          <draw:frame draw:style-name="gr3" draw:text-style-name="P2" draw:layer="layout" svg:width="1.016cm" svg:height="0.962cm" svg:x="16.924cm" svg:y="5.678cm">
            <draw:text-box>
              <text:p>2</text:p>
            </draw:text-box>
          </draw:frame>
          <draw:frame draw:style-name="gr3" draw:text-style-name="P2" draw:layer="layout" svg:width="1.016cm" svg:height="0.962cm" svg:x="20.024cm" svg:y="5.678cm">
            <draw:text-box>
              <text:p>2</text:p>
            </draw:text-box>
          </draw:frame>
          <draw:frame draw:style-name="gr3" draw:text-style-name="P2" draw:layer="layout" svg:width="1.016cm" svg:height="0.962cm" svg:x="22.524cm" svg:y="5.678cm">
            <draw:text-box>
              <text:p>2</text:p>
            </draw:text-box>
          </draw:frame>
        </draw:g>
        <draw:g xml:id="id62" draw:id="id62">
          <draw:frame draw:style-name="gr3" draw:text-style-name="P2" draw:layer="layout" svg:width="1.016cm" svg:height="0.962cm" svg:x="22.724cm" svg:y="8.478cm">
            <draw:text-box>
              <text:p>3</text:p>
            </draw:text-box>
          </draw:frame>
          <draw:frame draw:style-name="gr3" draw:text-style-name="P2" draw:layer="layout" svg:width="1.016cm" svg:height="0.962cm" svg:x="22.024cm" svg:y="8.478cm">
            <draw:text-box>
              <text:p>3</text:p>
            </draw:text-box>
          </draw:frame>
          <draw:frame draw:style-name="gr3" draw:text-style-name="P2" draw:layer="layout" svg:width="1.016cm" svg:height="0.962cm" svg:x="21.324cm" svg:y="8.478cm">
            <draw:text-box>
              <text:p>3</text:p>
            </draw:text-box>
          </draw:frame>
          <draw:frame draw:style-name="gr3" draw:text-style-name="P2" draw:layer="layout" svg:width="1.016cm" svg:height="0.962cm" svg:x="19.924cm" svg:y="8.478cm">
            <draw:text-box>
              <text:p>3</text:p>
            </draw:text-box>
          </draw:frame>
          <draw:frame draw:style-name="gr3" draw:text-style-name="P2" draw:layer="layout" svg:width="1.016cm" svg:height="0.962cm" svg:x="19.224cm" svg:y="8.478cm">
            <draw:text-box>
              <text:p>3</text:p>
            </draw:text-box>
          </draw:frame>
          <draw:frame draw:style-name="gr3" draw:text-style-name="P2" draw:layer="layout" svg:width="1.016cm" svg:height="0.962cm" svg:x="17.424cm" svg:y="8.478cm">
            <draw:text-box>
              <text:p>3</text:p>
            </draw:text-box>
          </draw:frame>
          <draw:frame draw:style-name="gr3" draw:text-style-name="P2" draw:layer="layout" svg:width="1.016cm" svg:height="0.962cm" svg:x="15.624cm" svg:y="8.478cm">
            <draw:text-box>
              <text:p>3</text:p>
            </draw:text-box>
          </draw:frame>
          <draw:frame draw:style-name="gr3" draw:text-style-name="P2" draw:layer="layout" svg:width="1.016cm" svg:height="0.962cm" svg:x="14.924cm" svg:y="8.478cm">
            <draw:text-box>
              <text:p>3</text:p>
            </draw:text-box>
          </draw:frame>
          <draw:frame draw:style-name="gr3" draw:text-style-name="P2" draw:layer="layout" svg:width="1.016cm" svg:height="0.962cm" svg:x="14.224cm" svg:y="8.478cm">
            <draw:text-box>
              <text:p>3</text:p>
            </draw:text-box>
          </draw:frame>
          <draw:frame draw:style-name="gr3" draw:text-style-name="P2" draw:layer="layout" svg:width="1.016cm" svg:height="0.962cm" svg:x="13.524cm" svg:y="8.478cm">
            <draw:text-box>
              <text:p>3</text:p>
            </draw:text-box>
          </draw:frame>
          <draw:frame draw:style-name="gr3" draw:text-style-name="P2" draw:layer="layout" svg:width="1.016cm" svg:height="0.962cm" svg:x="11.324cm" svg:y="8.478cm">
            <draw:text-box>
              <text:p>3</text:p>
            </draw:text-box>
          </draw:frame>
          <draw:frame draw:style-name="gr3" draw:text-style-name="P2" draw:layer="layout" svg:width="1.016cm" svg:height="0.962cm" svg:x="9.424cm" svg:y="8.478cm">
            <draw:text-box>
              <text:p>3</text:p>
            </draw:text-box>
          </draw:frame>
          <draw:frame draw:style-name="gr3" draw:text-style-name="P2" draw:layer="layout" svg:width="1.016cm" svg:height="0.962cm" svg:x="7.724cm" svg:y="8.478cm">
            <draw:text-box>
              <text:p>3</text:p>
            </draw:text-box>
          </draw:frame>
          <draw:frame draw:style-name="gr3" draw:text-style-name="P2" draw:layer="layout" svg:width="1.016cm" svg:height="0.962cm" svg:x="5.524cm" svg:y="8.478cm">
            <draw:text-box>
              <text:p>3</text:p>
            </draw:text-box>
          </draw:frame>
          <draw:frame draw:style-name="gr3" draw:text-style-name="P2" draw:layer="layout" svg:width="1.016cm" svg:height="0.962cm" svg:x="3.624cm" svg:y="8.478cm">
            <draw:text-box>
              <text:p>3</text:p>
            </draw:text-box>
          </draw:frame>
        </draw:g>
        <draw:g xml:id="id63" draw:id="id63">
          <draw:frame draw:style-name="gr3" draw:text-style-name="P2" draw:layer="layout" svg:width="1.016cm" svg:height="0.962cm" svg:x="22.724cm" svg:y="8.478cm">
            <draw:text-box>
              <text:p>1</text:p>
            </draw:text-box>
          </draw:frame>
          <draw:frame draw:style-name="gr3" draw:text-style-name="P2" draw:layer="layout" svg:width="1.016cm" svg:height="0.962cm" svg:x="22.024cm" svg:y="8.478cm">
            <draw:text-box>
              <text:p>1</text:p>
            </draw:text-box>
          </draw:frame>
          <draw:frame draw:style-name="gr3" draw:text-style-name="P2" draw:layer="layout" svg:width="1.016cm" svg:height="0.962cm" svg:x="21.324cm" svg:y="8.478cm">
            <draw:text-box>
              <text:p>1</text:p>
            </draw:text-box>
          </draw:frame>
          <draw:frame draw:style-name="gr3" draw:text-style-name="P2" draw:layer="layout" svg:width="1.016cm" svg:height="0.962cm" svg:x="19.924cm" svg:y="8.478cm">
            <draw:text-box>
              <text:p>1</text:p>
            </draw:text-box>
          </draw:frame>
          <draw:frame draw:style-name="gr3" draw:text-style-name="P2" draw:layer="layout" svg:width="1.016cm" svg:height="0.962cm" svg:x="19.224cm" svg:y="8.478cm">
            <draw:text-box>
              <text:p>1</text:p>
            </draw:text-box>
          </draw:frame>
          <draw:frame draw:style-name="gr3" draw:text-style-name="P2" draw:layer="layout" svg:width="1.016cm" svg:height="0.962cm" svg:x="17.424cm" svg:y="8.478cm">
            <draw:text-box>
              <text:p>1</text:p>
            </draw:text-box>
          </draw:frame>
          <draw:frame draw:style-name="gr3" draw:text-style-name="P2" draw:layer="layout" svg:width="1.016cm" svg:height="0.962cm" svg:x="15.624cm" svg:y="8.478cm">
            <draw:text-box>
              <text:p>1</text:p>
            </draw:text-box>
          </draw:frame>
          <draw:frame draw:style-name="gr3" draw:text-style-name="P2" draw:layer="layout" svg:width="1.016cm" svg:height="0.962cm" svg:x="14.924cm" svg:y="8.478cm">
            <draw:text-box>
              <text:p>1</text:p>
            </draw:text-box>
          </draw:frame>
          <draw:frame draw:style-name="gr3" draw:text-style-name="P2" draw:layer="layout" svg:width="1.016cm" svg:height="0.962cm" svg:x="14.224cm" svg:y="8.478cm">
            <draw:text-box>
              <text:p>1</text:p>
            </draw:text-box>
          </draw:frame>
          <draw:frame draw:style-name="gr3" draw:text-style-name="P2" draw:layer="layout" svg:width="1.016cm" svg:height="0.962cm" svg:x="13.524cm" svg:y="8.478cm">
            <draw:text-box>
              <text:p>1</text:p>
            </draw:text-box>
          </draw:frame>
          <draw:frame draw:style-name="gr3" draw:text-style-name="P2" draw:layer="layout" svg:width="1.016cm" svg:height="0.962cm" svg:x="11.324cm" svg:y="8.478cm">
            <draw:text-box>
              <text:p>1</text:p>
            </draw:text-box>
          </draw:frame>
          <draw:frame draw:style-name="gr3" draw:text-style-name="P2" draw:layer="layout" svg:width="1.016cm" svg:height="0.962cm" svg:x="9.424cm" svg:y="8.478cm">
            <draw:text-box>
              <text:p>1</text:p>
            </draw:text-box>
          </draw:frame>
          <draw:frame draw:style-name="gr3" draw:text-style-name="P2" draw:layer="layout" svg:width="1.016cm" svg:height="0.962cm" svg:x="7.724cm" svg:y="8.478cm">
            <draw:text-box>
              <text:p>1</text:p>
            </draw:text-box>
          </draw:frame>
          <draw:frame draw:style-name="gr3" draw:text-style-name="P2" draw:layer="layout" svg:width="1.016cm" svg:height="0.962cm" svg:x="5.524cm" svg:y="8.478cm">
            <draw:text-box>
              <text:p>1</text:p>
            </draw:text-box>
          </draw:frame>
          <draw:frame draw:style-name="gr3" draw:text-style-name="P2" draw:layer="layout" svg:width="1.016cm" svg:height="0.962cm" svg:x="3.624cm" svg:y="8.478cm">
            <draw:text-box>
              <text:p>1</text:p>
            </draw:text-box>
          </draw:frame>
        </draw:g>
        <draw:g xml:id="id64" draw:id="id64">
          <draw:frame draw:style-name="gr3" draw:text-style-name="P2" draw:layer="layout" svg:width="1.016cm" svg:height="0.962cm" svg:x="2.824cm" svg:y="5.678cm">
            <draw:text-box>
              <text:p>0</text:p>
            </draw:text-box>
          </draw:frame>
          <draw:frame draw:style-name="gr3" draw:text-style-name="P2" draw:layer="layout" svg:width="1.016cm" svg:height="0.962cm" svg:x="5.824cm" svg:y="5.678cm">
            <draw:text-box>
              <text:p>0</text:p>
            </draw:text-box>
          </draw:frame>
          <draw:frame draw:style-name="gr3" draw:text-style-name="P2" draw:layer="layout" svg:width="1.016cm" svg:height="0.962cm" svg:x="7.124cm" svg:y="5.678cm">
            <draw:text-box>
              <text:p>0</text:p>
            </draw:text-box>
          </draw:frame>
          <draw:frame draw:style-name="gr3" draw:text-style-name="P2" draw:layer="layout" svg:width="1.016cm" svg:height="0.962cm" svg:x="10.024cm" svg:y="5.678cm">
            <draw:text-box>
              <text:p>0</text:p>
            </draw:text-box>
          </draw:frame>
          <draw:frame draw:style-name="gr3" draw:text-style-name="P2" draw:layer="layout" svg:width="1.016cm" svg:height="0.962cm" svg:x="15.124cm" svg:y="5.678cm">
            <draw:text-box>
              <text:p>0</text:p>
            </draw:text-box>
          </draw:frame>
          <draw:frame draw:style-name="gr3" draw:text-style-name="P2" draw:layer="layout" svg:width="1.016cm" svg:height="0.962cm" svg:x="16.924cm" svg:y="5.678cm">
            <draw:text-box>
              <text:p>0</text:p>
            </draw:text-box>
          </draw:frame>
          <draw:frame draw:style-name="gr3" draw:text-style-name="P2" draw:layer="layout" svg:width="1.016cm" svg:height="0.962cm" svg:x="20.024cm" svg:y="5.678cm">
            <draw:text-box>
              <text:p>0</text:p>
            </draw:text-box>
          </draw:frame>
          <draw:frame draw:style-name="gr3" draw:text-style-name="P2" draw:layer="layout" svg:width="1.016cm" svg:height="0.962cm" svg:x="22.524cm" svg:y="5.678cm">
            <draw:text-box>
              <text:p>0</text:p>
            </draw:text-box>
          </draw:frame>
        </draw:g>
        <draw:g xml:id="id65" draw:id="id65">
          <draw:frame draw:style-name="gr3" draw:text-style-name="P2" draw:layer="layout" svg:width="1.016cm" svg:height="0.962cm" svg:x="16.624cm" svg:y="3.778cm">
            <draw:text-box>
              <text:p>1</text:p>
            </draw:text-box>
          </draw:frame>
          <draw:frame draw:style-name="gr3" draw:text-style-name="P2" draw:layer="layout" svg:width="1.016cm" svg:height="0.962cm" svg:x="11.024cm" svg:y="3.778cm">
            <draw:text-box>
              <text:p>1</text:p>
            </draw:text-box>
          </draw:frame>
          <draw:frame draw:style-name="gr3" draw:text-style-name="P2" draw:layer="layout" svg:width="1.016cm" svg:height="0.962cm" svg:x="6.324cm" svg:y="3.778cm">
            <draw:text-box>
              <text:p>1</text:p>
            </draw:text-box>
          </draw:frame>
        </draw:g>
        <draw:frame draw:style-name="gr3" draw:text-style-name="P11" draw:layer="layout" svg:width="1.016cm" svg:height="0.962cm" svg:x="14.224cm" svg:y="1.778cm">
          <draw:text-box>
            <text:p xml:id="id66" text:id="id66"><text:span text:style-name="T1">2</text:span></text:p>
          </draw:text-box>
        </draw:frame>
        <draw:frame draw:style-name="gr26" draw:text-style-name="P9" draw:layer="layout" svg:width="21.082cm" svg:height="7.803cm" svg:x="2.794cm" svg:y="8.9cm">
          <draw:text-box>
            <text:list text:style-name="L3">
              <text:list-item>
                <text:p xml:id="id67" text:id="id67"><text:span text:style-name="T3">Intuitively, there is a “ball” of nodes with 0 estimated distance-to-goal.</text:span></text:p>
                <text:list>
                  <text:list-item>
                    <text:p xml:id="id68" text:id="id68"><text:span text:style-name="T3">Actual goal node is on this “ball”.</text:span></text:p>
                  </text:list-item>
                </text:list>
              </text:list-item>
              <text:list-item>
                <text:p xml:id="id69" text:id="id69"><text:span text:style-name="T3">A* and Greedy Best First beeline towards this ball.</text:span></text:p>
                <text:list>
                  <text:list-item>
                    <text:p xml:id="id70" text:id="id70"><text:span text:style-name="T3">Then spreads across surface of ball to find goal.</text:span></text:p>
                  </text:list-item>
                </text:list>
              </text:list-item>
              <text:list-item>
                <text:p xml:id="id71" text:id="id71"><text:span text:style-name="T3">When H() is 0, A* behaves like Dijkstra.</text:span></text:p>
                <text:list>
                  <text:list-item>
                    <text:p xml:id="id72" text:id="id72"><text:span text:style-name="T3">This search is mostly limited to the ball.</text:span></text:p>
                  </text:list-item>
                  <text:list-item>
                    <text:p xml:id="id73" text:id="id73"><text:span text:style-name="T3">Greatly lowers number of nodes scanned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9" smil:type="fade" smil:subtype="crossfade" smil:mode="out"/>
                  <anim:set smil:begin="0.49975s" smil:dur="0.00025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0" smil:type="fade" smil:subtype="crossfade" smil:mode="out"/>
                  <anim:set smil:begin="0.49975s" smil:dur="0.00025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1" smil:type="fade" smil:subtype="crossfade" smil:mode="out"/>
                  <anim:set smil:begin="0.49975s" smil:dur="0.00025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2" smil:type="fade" smil:subtype="crossfade" smil:mode="out"/>
                  <anim:set smil:begin="0.49975s" smil:dur="0.0002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fferential Heuristic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we just described: abs(AB – BC)</text:p>
              </text:list-item>
              <text:list-item>
                <text:p>Lets us pathfind between arbitrary nodes</text:p>
              </text:list-item>
              <text:list-item>
                <text:p>Cost is very cheap:</text:p>
                <text:list>
                  <text:list-item>
                    <text:p>Distance-from-root field in every node object.</text:p>
                    <text:list>
                      <text:list-item>
                        <text:p>No added storage overhead to previous technique.</text:p>
                      </text:list-item>
                    </text:list>
                  </text:list-item>
                  <text:list-item>
                    <text:p>Periodic precomputation/refresh of this field.</text:p>
                    <text:list>
                      <text:list-item>
                        <text:p>No added precomputation overhead to previous technique.</text:p>
                      </text:list-item>
                    </text:list>
                  </text:list-item>
                </text:list>
              </text:list-item>
              <text:list-item>
                <text:p>Heuristics are estimates</text:p>
                <text:list>
                  <text:list-item>
                    <text:p>Perfection not necessar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458cm" svg:height="0.458cm" svg:x="3.572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8.973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13.576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12.377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17.877cm" svg:y="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17.078cm" svg:y="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58cm" svg:height="0.458cm" svg:x="23.173cm" svg:y="9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9.678cm" svg:y="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74" draw:id="id74" draw:layer="layout" svg:width="2.048cm" svg:height="0.253cm" svg:x="4.03cm" svg:y="4.064cm" svg:viewBox="0 0 2049 254" draw:points="0,0 2049,254">
          <text:p/>
        </draw:polyline>
        <draw:polyline draw:style-name="gr6" draw:text-style-name="P4" xml:id="id83" draw:id="id83" draw:layer="layout" svg:width="0.533cm" svg:height="2.646cm" svg:x="9.144cm" svg:y="5.031cm" svg:viewBox="0 0 534 2647" draw:points="534,2647 0,0">
          <text:p/>
        </draw:polyline>
        <draw:polyline draw:style-name="gr6" draw:text-style-name="P4" xml:id="id75" draw:id="id75" draw:layer="layout" svg:width="4.144cm" svg:height="0.507cm" svg:x="9.431cm" svg:y="4.826cm" svg:viewBox="0 0 4145 508" draw:points="4145,508 0,0">
          <text:p/>
        </draw:polyline>
        <draw:polyline draw:style-name="gr6" draw:text-style-name="P4" xml:id="id84" draw:id="id84" draw:layer="layout" svg:width="2.24cm" svg:height="0.499cm" svg:x="10.136cm" svg:y="8.136cm" svg:viewBox="0 0 2241 500" draw:points="2241,500 0,0">
          <text:p/>
        </draw:polyline>
        <draw:polyline draw:style-name="gr6" draw:text-style-name="P4" xml:id="id85" draw:id="id85" draw:layer="layout" svg:width="4.242cm" svg:height="1.015cm" svg:x="12.835cm" svg:y="8.636cm" svg:viewBox="0 0 4243 1016" draw:points="0,0 4243,1016">
          <text:p/>
        </draw:polyline>
        <draw:polyline draw:style-name="gr6" draw:text-style-name="P4" xml:id="id86" draw:id="id86" draw:layer="layout" svg:width="0.761cm" svg:height="2.742cm" svg:x="17.272cm" svg:y="6.635cm" svg:viewBox="0 0 762 2743" draw:points="762,0 0,2743">
          <text:p/>
        </draw:polyline>
        <draw:polyline draw:style-name="gr6" draw:text-style-name="P4" xml:id="id76" draw:id="id76" draw:layer="layout" svg:width="3.842cm" svg:height="1.015cm" svg:x="14.034cm" svg:y="5.334cm" svg:viewBox="0 0 3843 1016" draw:points="3843,1016 0,0">
          <text:p/>
        </draw:polyline>
        <draw:polyline draw:style-name="gr6" draw:text-style-name="P4" xml:id="id77" draw:id="id77" draw:layer="layout" svg:width="2.043cm" svg:height="1.043cm" svg:x="18.335cm" svg:y="6.635cm" svg:viewBox="0 0 2044 1044" draw:points="2044,1044 0,0">
          <text:p/>
        </draw:polyline>
        <draw:custom-shape draw:style-name="gr25" draw:text-style-name="P13" draw:layer="layout" svg:width="0.458cm" svg:height="0.458cm" svg:x="6.079cm" svg:y="4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78" draw:id="id78" draw:layer="layout" svg:width="2.341cm" svg:height="0.253cm" svg:x="6.631cm" svg:y="4.464cm" svg:viewBox="0 0 2342 254" draw:points="0,0 2342,254">
          <text:p/>
        </draw:polyline>
        <draw:custom-shape draw:style-name="gr25" draw:text-style-name="P13" draw:layer="layout" svg:width="0.458cm" svg:height="0.458cm" svg:x="20.379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79" draw:id="id79" draw:layer="layout" svg:width="2.337cm" svg:height="1.537cm" svg:x="20.835cm" svg:y="8.035cm" svg:viewBox="0 0 2338 1538" draw:points="2338,1538 0,0">
          <text:p/>
        </draw:polyline>
        <draw:custom-shape draw:style-name="gr13" draw:text-style-name="P10" xml:id="id80" draw:id="id80" draw:layer="layout" svg:width="1.203cm" svg:height="1.203cm" svg:x="10.786cm" svg:y="4.38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7" draw:text-style-name="P1" xml:id="id81" draw:id="id81" draw:layer="layout" svg:width="0.762cm" svg:height="0.762cm" svg:x="8.844cm" svg:y="3.5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" xml:id="id82" draw:id="id82" draw:layer="layout" svg:width="0.762cm" svg:height="0.762cm" svg:x="13.445cm" svg:y="4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8cm" svg:height="1.673cm" svg:x="0cm" svg:y="0.257cm">
          <draw:text-box>
            <text:p text:style-name="P3"><text:span text:style-name="T1">Path Splicing</text:span></text:p>
          </draw:text-box>
        </draw:frame>
        <draw:frame draw:style-name="gr28" draw:text-style-name="P9" draw:layer="layout" svg:width="21.082cm" svg:height="7.803cm" svg:x="2.794cm" svg:y="10.501cm">
          <draw:text-box>
            <text:list text:style-name="L3">
              <text:list-item>
                <text:p xml:id="id87" text:id="id87"><text:span text:style-name="T3">Assumption:</text:span></text:p>
                <text:list>
                  <text:list-item>
                    <text:p xml:id="id88" text:id="id88"><text:span text:style-name="T3">Nearby nodes still nearby even if direct path broken</text:span></text:p>
                  </text:list-item>
                  <text:list-item>
                    <text:p xml:id="id89" text:id="id89"><text:span text:style-name="T3">Faster to “heal” small break than rescan full path</text:span></text:p>
                  </text:list-item>
                </text:list>
              </text:list-item>
              <text:list-item>
                <text:p xml:id="id90" text:id="id90"><text:span text:style-name="T3">What if assumption broken?</text:span></text:p>
                <text:list>
                  <text:list-item>
                    <text:p xml:id="id91" text:id="id91"><text:span text:style-name="T3">Limit the number of nodes scanned</text:span></text:p>
                  </text:list-item>
                  <text:list-item>
                    <text:p xml:id="id92" text:id="id92"><text:span text:style-name="T3">If reached limit, might as well do “full” pathfind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contrasting-color">
                  <anim:animateColor smil:dur="0.5s" smil:fill="hold" smil:targetElement="id74" smil:attributeName="color" smil:by="hsl(180,0%,0%)" anim:color-interpolation="hsl" anim:color-interpolation-direction="clockwise"/>
                  <anim:animateColor smil:dur="0.5s" smil:fill="hold" smil:targetElement="id74" smil:attributeName="fill-color" smil:by="hsl(180,0%,0%)" anim:color-interpolation="hsl" anim:color-interpolation-direction="clockwise"/>
                  <anim:animateColor smil:dur="0.5s" smil:fill="hold" smil:targetElement="id74" smil:attributeName="stroke-color" smil:by="hsl(180,0%,0%)" anim:color-interpolation="hsl" anim:color-interpolation-direction="clockwise"/>
                  <anim:set smil:dur="0.5s" smil:fill="hold" smil:targetElement="id74" smil:attributeName="fill" smil:to="solid"/>
                </anim:par>
                <anim:par smil:begin="0s" smil:fill="hold" presentation:node-type="with-previous" presentation:preset-class="emphasis" presentation:preset-id="ooo-emphasis-contrasting-color">
                  <anim:animateColor smil:dur="0.125s" smil:fill="hold" smil:targetElement="id75" smil:attributeName="color" smil:by="hsl(180,0%,0%)" anim:color-interpolation="hsl" anim:color-interpolation-direction="clockwise"/>
                  <anim:animateColor smil:dur="0.125s" smil:fill="hold" smil:targetElement="id75" smil:attributeName="fill-color" smil:by="hsl(180,0%,0%)" anim:color-interpolation="hsl" anim:color-interpolation-direction="clockwise"/>
                  <anim:animateColor smil:dur="0.125s" smil:fill="hold" smil:targetElement="id75" smil:attributeName="stroke-color" smil:by="hsl(180,0%,0%)" anim:color-interpolation="hsl" anim:color-interpolation-direction="clockwise"/>
                  <anim:set smil:dur="0.125s" smil:fill="hold" smil:targetElement="id75" smil:attributeName="fill" smil:to="solid"/>
                </anim:par>
                <anim:par smil:begin="0s" smil:fill="hold" presentation:node-type="with-previous" presentation:preset-class="emphasis" presentation:preset-id="ooo-emphasis-contrasting-color">
                  <anim:animateColor smil:dur="0.125s" smil:fill="hold" smil:targetElement="id76" smil:attributeName="color" smil:by="hsl(180,0%,0%)" anim:color-interpolation="hsl" anim:color-interpolation-direction="clockwise"/>
                  <anim:animateColor smil:dur="0.125s" smil:fill="hold" smil:targetElement="id76" smil:attributeName="fill-color" smil:by="hsl(180,0%,0%)" anim:color-interpolation="hsl" anim:color-interpolation-direction="clockwise"/>
                  <anim:animateColor smil:dur="0.125s" smil:fill="hold" smil:targetElement="id76" smil:attributeName="stroke-color" smil:by="hsl(180,0%,0%)" anim:color-interpolation="hsl" anim:color-interpolation-direction="clockwise"/>
                  <anim:set smil:dur="0.125s" smil:fill="hold" smil:targetElement="id76" smil:attributeName="fill" smil:to="solid"/>
                </anim:par>
                <anim:par smil:begin="0s" smil:fill="hold" presentation:node-type="with-previous" presentation:preset-class="emphasis" presentation:preset-id="ooo-emphasis-contrasting-color">
                  <anim:animateColor smil:dur="0.125s" smil:fill="hold" smil:targetElement="id77" smil:attributeName="color" smil:by="hsl(180,0%,0%)" anim:color-interpolation="hsl" anim:color-interpolation-direction="clockwise"/>
                  <anim:animateColor smil:dur="0.125s" smil:fill="hold" smil:targetElement="id77" smil:attributeName="fill-color" smil:by="hsl(180,0%,0%)" anim:color-interpolation="hsl" anim:color-interpolation-direction="clockwise"/>
                  <anim:animateColor smil:dur="0.125s" smil:fill="hold" smil:targetElement="id77" smil:attributeName="stroke-color" smil:by="hsl(180,0%,0%)" anim:color-interpolation="hsl" anim:color-interpolation-direction="clockwise"/>
                  <anim:set smil:dur="0.125s" smil:fill="hold" smil:targetElement="id77" smil:attributeName="fill" smil:to="solid"/>
                </anim:par>
                <anim:par smil:begin="0s" smil:fill="hold" presentation:node-type="with-previous" presentation:preset-class="emphasis" presentation:preset-id="ooo-emphasis-contrasting-color">
                  <anim:animateColor smil:dur="0.125s" smil:fill="hold" smil:targetElement="id78" smil:attributeName="color" smil:by="hsl(180,0%,0%)" anim:color-interpolation="hsl" anim:color-interpolation-direction="clockwise"/>
                  <anim:animateColor smil:dur="0.125s" smil:fill="hold" smil:targetElement="id78" smil:attributeName="fill-color" smil:by="hsl(180,0%,0%)" anim:color-interpolation="hsl" anim:color-interpolation-direction="clockwise"/>
                  <anim:animateColor smil:dur="0.125s" smil:fill="hold" smil:targetElement="id78" smil:attributeName="stroke-color" smil:by="hsl(180,0%,0%)" anim:color-interpolation="hsl" anim:color-interpolation-direction="clockwise"/>
                  <anim:set smil:dur="0.125s" smil:fill="hold" smil:targetElement="id78" smil:attributeName="fill" smil:to="solid"/>
                </anim:par>
                <anim:par smil:begin="0s" smil:fill="hold" presentation:node-type="with-previous" presentation:preset-class="emphasis" presentation:preset-id="ooo-emphasis-contrasting-color">
                  <anim:animateColor smil:dur="0.125s" smil:fill="hold" smil:targetElement="id79" smil:attributeName="color" smil:by="hsl(180,0%,0%)" anim:color-interpolation="hsl" anim:color-interpolation-direction="clockwise"/>
                  <anim:animateColor smil:dur="0.125s" smil:fill="hold" smil:targetElement="id79" smil:attributeName="fill-color" smil:by="hsl(180,0%,0%)" anim:color-interpolation="hsl" anim:color-interpolation-direction="clockwise"/>
                  <anim:animateColor smil:dur="0.125s" smil:fill="hold" smil:targetElement="id79" smil:attributeName="stroke-color" smil:by="hsl(180,0%,0%)" anim:color-interpolation="hsl" anim:color-interpolation-direction="clockwise"/>
                  <anim:set smil:dur="0.12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darken">
                  <anim:animateColor smil:dur="0.125s" smil:fill="hold" smil:targetElement="id74" smil:attributeName="color" smil:by="hsl(0,-12%,-25%)" anim:color-interpolation="hsl" anim:color-interpolation-direction="counter-clockwise"/>
                  <anim:animateColor smil:dur="0.125s" smil:fill="hold" smil:targetElement="id74" smil:attributeName="fill-color" smil:by="hsl(0,-12%,-25%)" anim:color-interpolation="hsl" anim:color-interpolation-direction="counter-clockwise"/>
                  <anim:animateColor smil:dur="0.125s" smil:fill="hold" smil:targetElement="id74" smil:attributeName="stroke-color" smil:by="hsl(0,-12%,-25%)" anim:color-interpolation="hsl" anim:color-interpolation-direction="counter-clockwise"/>
                  <anim:set smil:dur="0.125s" smil:fill="hold" smil:targetElement="id74" smil:attributeName="fill" smil:to="solid"/>
                </anim:par>
                <anim:par smil:begin="0s" smil:fill="hold" presentation:node-type="with-previous" presentation:preset-class="emphasis" presentation:preset-id="ooo-emphasis-darken">
                  <anim:animateColor smil:dur="0.125s" smil:fill="hold" smil:targetElement="id77" smil:attributeName="color" smil:by="hsl(0,-12%,-25%)" anim:color-interpolation="hsl" anim:color-interpolation-direction="counter-clockwise"/>
                  <anim:animateColor smil:dur="0.125s" smil:fill="hold" smil:targetElement="id77" smil:attributeName="fill-color" smil:by="hsl(0,-12%,-25%)" anim:color-interpolation="hsl" anim:color-interpolation-direction="counter-clockwise"/>
                  <anim:animateColor smil:dur="0.125s" smil:fill="hold" smil:targetElement="id77" smil:attributeName="stroke-color" smil:by="hsl(0,-12%,-25%)" anim:color-interpolation="hsl" anim:color-interpolation-direction="counter-clockwise"/>
                  <anim:set smil:dur="0.125s" smil:fill="hold" smil:targetElement="id77" smil:attributeName="fill" smil:to="solid"/>
                </anim:par>
                <anim:par smil:begin="0s" smil:fill="hold" presentation:node-type="with-previous" presentation:preset-class="emphasis" presentation:preset-id="ooo-emphasis-darken">
                  <anim:animateColor smil:dur="0.125s" smil:fill="hold" smil:targetElement="id78" smil:attributeName="color" smil:by="hsl(0,-12%,-25%)" anim:color-interpolation="hsl" anim:color-interpolation-direction="counter-clockwise"/>
                  <anim:animateColor smil:dur="0.125s" smil:fill="hold" smil:targetElement="id78" smil:attributeName="fill-color" smil:by="hsl(0,-12%,-25%)" anim:color-interpolation="hsl" anim:color-interpolation-direction="counter-clockwise"/>
                  <anim:animateColor smil:dur="0.125s" smil:fill="hold" smil:targetElement="id78" smil:attributeName="stroke-color" smil:by="hsl(0,-12%,-25%)" anim:color-interpolation="hsl" anim:color-interpolation-direction="counter-clockwise"/>
                  <anim:set smil:dur="0.125s" smil:fill="hold" smil:targetElement="id78" smil:attributeName="fill" smil:to="solid"/>
                </anim:par>
                <anim:par smil:begin="0s" smil:fill="hold" presentation:node-type="with-previous" presentation:preset-class="emphasis" presentation:preset-id="ooo-emphasis-darken">
                  <anim:animateColor smil:dur="0.125s" smil:fill="hold" smil:targetElement="id79" smil:attributeName="color" smil:by="hsl(0,-12%,-25%)" anim:color-interpolation="hsl" anim:color-interpolation-direction="counter-clockwise"/>
                  <anim:animateColor smil:dur="0.125s" smil:fill="hold" smil:targetElement="id79" smil:attributeName="fill-color" smil:by="hsl(0,-12%,-25%)" anim:color-interpolation="hsl" anim:color-interpolation-direction="counter-clockwise"/>
                  <anim:animateColor smil:dur="0.125s" smil:fill="hold" smil:targetElement="id79" smil:attributeName="stroke-color" smil:by="hsl(0,-12%,-25%)" anim:color-interpolation="hsl" anim:color-interpolation-direction="counter-clockwise"/>
                  <anim:set smil:dur="0.125s" smil:fill="hold" smil:targetElement="id79" smil:attributeName="fill" smil:to="solid"/>
                </anim:par>
                <anim:par smil:begin="0s" smil:fill="hold" presentation:node-type="with-previous" presentation:preset-class="emphasis" presentation:preset-id="ooo-emphasis-darken">
                  <anim:animateColor smil:dur="0.5s" smil:fill="hold" smil:targetElement="id76" smil:attributeName="color" smil:by="hsl(0,-12%,-25%)" anim:color-interpolation="hsl" anim:color-interpolation-direction="counter-clockwise"/>
                  <anim:animateColor smil:dur="0.5s" smil:fill="hold" smil:targetElement="id76" smil:attributeName="fill-color" smil:by="hsl(0,-12%,-25%)" anim:color-interpolation="hsl" anim:color-interpolation-direction="counter-clockwise"/>
                  <anim:animateColor smil:dur="0.5s" smil:fill="hold" smil:targetElement="id76" smil:attributeName="stroke-color" smil:by="hsl(0,-12%,-25%)" anim:color-interpolation="hsl" anim:color-interpolation-direction="counter-clockwise"/>
                  <anim:set smil:dur="0.5s" smil:fill="hold" smil:targetElement="id7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2s" smil:fill="hold" smil:targetElement="id83" smil:attributeName="stroke-color" smil:to="#ff33ff" anim:color-interpolation="rgb" anim:color-interpolation-direction="clockwise"/>
                  <anim:set smil:dur="2s" smil:fill="hold" smil:targetElement="id83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84" smil:attributeName="stroke-color" smil:to="#ff33ff" anim:color-interpolation="rgb" anim:color-interpolation-direction="clockwise"/>
                  <anim:set smil:dur="2s" smil:fill="hold" smil:targetElement="id84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85" smil:attributeName="stroke-color" smil:to="#ff33ff" anim:color-interpolation="rgb" anim:color-interpolation-direction="clockwise"/>
                  <anim:set smil:dur="2s" smil:fill="hold" smil:targetElement="id85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86" smil:attributeName="stroke-color" smil:to="#ff33ff" anim:color-interpolation="rgb" anim:color-interpolation-direction="clockwise"/>
                  <anim:set smil:dur="2s" smil:fill="hold" smil:targetElement="id86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76" smil:attributeName="stroke-color" smil:to="#ff33ff" anim:color-interpolation="rgb" anim:color-interpolation-direction="clockwise"/>
                  <anim:set smil:dur="2s" smil:fill="hold" smil:targetElement="id76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2s" smil:fill="hold" smil:targetElement="id74" smil:attributeName="stroke-color" smil:to="#000000" anim:color-interpolation="rgb" anim:color-interpolation-direction="clockwise"/>
                  <anim:set smil:dur="2s" smil:fill="hold" smil:targetElement="id74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83" smil:attributeName="stroke-color" smil:to="#000000" anim:color-interpolation="rgb" anim:color-interpolation-direction="clockwise"/>
                  <anim:set smil:dur="2s" smil:fill="hold" smil:targetElement="id83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84" smil:attributeName="stroke-color" smil:to="#000000" anim:color-interpolation="rgb" anim:color-interpolation-direction="clockwise"/>
                  <anim:set smil:dur="2s" smil:fill="hold" smil:targetElement="id84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85" smil:attributeName="stroke-color" smil:to="#000000" anim:color-interpolation="rgb" anim:color-interpolation-direction="clockwise"/>
                  <anim:set smil:dur="2s" smil:fill="hold" smil:targetElement="id85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86" smil:attributeName="stroke-color" smil:to="#000000" anim:color-interpolation="rgb" anim:color-interpolation-direction="clockwise"/>
                  <anim:set smil:dur="2s" smil:fill="hold" smil:targetElement="id86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77" smil:attributeName="stroke-color" smil:to="#000000" anim:color-interpolation="rgb" anim:color-interpolation-direction="clockwise"/>
                  <anim:set smil:dur="2s" smil:fill="hold" smil:targetElement="id77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78" smil:attributeName="stroke-color" smil:to="#000000" anim:color-interpolation="rgb" anim:color-interpolation-direction="clockwise"/>
                  <anim:set smil:dur="2s" smil:fill="hold" smil:targetElement="id78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2s" smil:fill="hold" smil:targetElement="id79" smil:attributeName="stroke-color" smil:to="#000000" anim:color-interpolation="rgb" anim:color-interpolation-direction="clockwise"/>
                  <anim:set smil:dur="2s" smil:fill="hold" smil:targetElement="id7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458cm" svg:height="0.458cm" svg:x="13.773cm" svg:y="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15.978cm" svg:y="2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3.773cm" svg:y1="3.873cm" svg:x2="12.138cm" svg:y2="2.838cm">
          <text:p/>
        </draw:line>
        <draw:custom-shape draw:style-name="gr25" draw:text-style-name="P13" draw:layer="layout" svg:width="0.458cm" svg:height="0.458cm" svg:x="11.68cm" svg:y="2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58cm" svg:height="0.458cm" svg:x="12.479cm" svg:y="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3.774cm" svg:y1="4.331cm" svg:x2="12.937cm" svg:y2="5.779cm">
          <text:p/>
        </draw:line>
        <draw:line draw:style-name="gr6" draw:text-style-name="P4" draw:layer="layout" svg:x1="15.978cm" svg:y1="2.836cm" svg:x2="14.231cm" svg:y2="3.873cm">
          <text:p/>
        </draw:line>
        <draw:frame draw:style-name="gr9" draw:text-style-name="P6" draw:layer="layout" svg:width="28cm" svg:height="1.673cm" svg:x="0cm" svg:y="0.258cm">
          <draw:text-box>
            <text:p text:style-name="P3"><text:span text:style-name="T1">Maximally Myopic Node</text:span></text:p>
          </draw:text-box>
        </draw:frame>
        <draw:custom-shape draw:style-name="gr25" draw:text-style-name="P13" draw:layer="layout" svg:width="0.458cm" svg:height="0.458cm" svg:x="16.179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6.179cm" svg:y1="5.579cm" svg:x2="14.232cm" svg:y2="4.331cm">
          <text:p/>
        </draw:line>
        <draw:frame draw:style-name="gr29" draw:text-style-name="P9" draw:layer="layout" svg:width="21.082cm" svg:height="13.51cm" svg:x="2.794cm" svg:y="6.302cm">
          <draw:text-box>
            <text:list text:style-name="L3">
              <text:list-item>
                <text:p xml:id="id93" text:id="id93"><text:span text:style-name="T3">Without knowing the rest of LN, how can we route?</text:span></text:p>
                <text:list>
                  <text:list-item>
                    <text:p xml:id="id94" text:id="id94"><text:span text:style-name="T3">Trampoline Routing lets us delegate routing details</text:span></text:p>
                  </text:list-item>
                </text:list>
              </text:list-item>
              <text:list-item>
                <text:p xml:id="id95" text:id="id95"><text:span text:style-name="T3">Which of our peers do we ask?</text:span></text:p>
              </text:list-item>
              <text:list-item>
                <text:p xml:id="id96" text:id="id96"><text:span text:style-name="T3">Get distance-from-root table from someone, anyone!</text:span></text:p>
                <text:list>
                  <text:list-item>
                    <text:p xml:id="id97" text:id="id97"><text:span text:style-name="T3">Use Differential Heuristic.</text:span></text:p>
                  </text:list-item>
                  <text:list-item>
                    <text:p xml:id="id98" text:id="id98"><text:span text:style-name="T3">Estimate distance between target and each peer.</text:span></text:p>
                  </text:list-item>
                  <text:list-item>
                    <text:p xml:id="id99" text:id="id99"><text:span text:style-name="T3">Choose peer with shortest estimate.</text:span></text:p>
                  </text:list-item>
                </text:list>
              </text:list-item>
              <text:list-item>
                <text:p xml:id="id100" text:id="id100"><text:span text:style-name="T3">Distance-from-root table size?</text:span></text:p>
                <text:list>
                  <text:list-item>
                    <text:p xml:id="id101" text:id="id101"><text:span text:style-name="T3">33 byte node id + 4 byte distance-from-root</text:span></text:p>
                  </text:list-item>
                  <text:list-item>
                    <text:p xml:id="id102" text:id="id102"><text:span text:style-name="T3">Per-node (channel information not needed)</text:span></text:p>
                  </text:list-item>
                  <text:list-item>
                    <text:p xml:id="id103" text:id="id103"><text:span text:style-name="T3">~10,000 nodes, vs. ~35,000 channels</text:span></text:p>
                  </text:list-item>
                </text:list>
              </text:list-item>
              <text:list-item>
                <text:p xml:id="id104" text:id="id104"><text:span text:style-name="T3">Not good enough? Per-peer Bloom Tables</text:span></text:p>
                <text:list>
                  <text:list-item>
                    <text:p xml:id="id105" text:id="id105"><text:span text:style-name="T3">Iterate over all nodes</text:span></text:p>
                    <text:list>
                      <text:list-item>
                        <text:p xml:id="id106" text:id="id106"><text:span text:style-name="T3">Add to Bloom Table of peer it is nearest t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thfinding Difficul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thfinding time based on number of nodes</text:p>
                <text:list>
                  <text:list-item>
                    <text:p>Dijkstra: O(n log n)</text:p>
                  </text:list-item>
                  <text:list-item>
                    <text:p>A* / Greedy Best First worst case: O(n log n)</text:p>
                  </text:list-item>
                </text:list>
              </text:list-item>
              <text:list-item>
                <text:p>More nodes, more channels, more harder!</text:p>
                <text:list>
                  <text:list-item>
                    <text:p>Unpublished channels</text:p>
                  </text:list-item>
                  <text:list-item>
                    <text:p>Unpublished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hannel Factories and Pathfind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nel factories mean:</text:p>
                <text:list>
                  <text:list-item>
                    <text:p>1 UTXO, many channels</text:p>
                    <text:list>
                      <text:list-item>
                        <text:p><text:span text:style-name="T5">Harder pathfinding!</text:span></text:p>
                      </text:list-item>
                    </text:list>
                  </text:list-item>
                  <text:list-item>
                    <text:p>Multiple nodes participating</text:p>
                  </text:list-item>
                  <text:list-item>
                    <text:p>Degrades gracefully</text:p>
                    <text:list>
                      <text:list-item>
                        <text:p>If a participant is absent, can still route payments.</text:p>
                      </text:list-item>
                      <text:list-item>
                        <text:p>If a participant is absent, cannot reconfig channels.</text:p>
                      </text:list-item>
                    </text:list>
                  </text:list-item>
                  <text:list-item>
                    <text:p>Layer “1.5”</text:p>
                    <text:list>
                      <text:list-item>
                        <text:p>Between Layer 1 blockchain and Layer 2 payment network.</text:p>
                      </text:list-item>
                    </text:list>
                  </text:list-item>
                  <text:list-item>
                    <text:p><text:span text:style-name="T5">RAW SCALING</text:span></text:p>
                    <text:list>
                      <text:list-item>
                        <text:p>One UTXO backs the money of &gt; 2 owne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“Nodelets”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lets mean:</text:p>
                <text:list>
                  <text:list-item>
                    <text:p>1 node, many owners (nodelet)</text:p>
                    <text:list>
                      <text:list-item>
                        <text:p>Nodes have node ID (pubkey) == MuSig of owners</text:p>
                      </text:list-item>
                      <text:list-item>
                        <text:p>Requires Schnorr</text:p>
                        <text:list>
                          <text:list-item>
                            <text:p>Not just on blockchain, but also on LN gossip and invoices!</text:p>
                          </text:list-item>
                        </text:list>
                      </text:list-item>
                    </text:list>
                  </text:list-item>
                  <text:list-item>
                    <text:p>Fewer nodes (1 node == many users)</text:p>
                    <text:list>
                      <text:list-item>
                        <text:p><text:span text:style-name="T5">Easier pathfinding</text:span></text:p>
                      </text:list-item>
                    </text:list>
                  </text:list-item>
                  <text:list-item>
                    <text:p>Degrades hard</text:p>
                    <text:list>
                      <text:list-item>
                        <text:p>If a participant is absent, send, recv, forward not possible.</text:p>
                      </text:list-item>
                    </text:list>
                  </text:list-item>
                  <text:list-item>
                    <text:p>Layer 3</text:p>
                    <text:list>
                      <text:list-item>
                        <text:p>Between layer 2 payment network and user.</text:p>
                      </text:list-item>
                    </text:list>
                  </text:list-item>
                  <text:list-item>
                    <text:p><text:span text:style-name="T5">RAW SCALING</text:span></text:p>
                    <text:list>
                      <text:list-item>
                        <text:p><text:span text:style-name="T8">One channel UTXO backs the money of &gt; 2 users!</text:span></text:p>
                      </text:list-item>
                      <text:list-item>
                        <text:p><text:span text:style-name="T5">Maybe</text:span><text:span text:style-name="T8"> in combination with Channel Factories we can get </text:span><text:span text:style-name="T5">another</text:span><text:span text:style-name="T8"> 100x scaling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9" draw:text-style-name="P6" draw:layer="layout" svg:width="28cm" svg:height="1.673cm" svg:x="0cm" svg:y="0.26cm">
          <draw:text-box>
            <text:p text:style-name="P3"><text:span text:style-name="T1">Channel Factories vs. Nodelets</text:span></text:p>
          </draw:text-box>
        </draw:frame>
        <draw:g xml:id="id107" draw:id="id107">
          <draw:g>
            <draw:custom-shape draw:style-name="gr30" draw:text-style-name="P4" draw:layer="layout" svg:width="3.638cm" svg:height="2.15cm" svg:x="2.614cm" svg:y="3.95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4" draw:layer="layout" svg:width="1.819cm" svg:height="2.15cm" svg:x="4.433cm" svg:y="3.957cm">
              <text:p text:style-name="P3"><text:span text:style-name="T9">A </text:span><text:span text:style-name="T9">+ </text:span><text:span text:style-name="T9">B </text:span><text:span text:style-name="T9">+ </text:span><text:span text:style-name="T9">C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2.713cm" svg:y="2.734cm">
              <draw:text-box>
                <text:p>Funding tx</text:p>
              </draw:text-box>
            </draw:frame>
          </draw:g>
          <draw:g>
            <draw:custom-shape draw:style-name="gr30" draw:text-style-name="P4" draw:layer="layout" svg:width="3.638cm" svg:height="2.15cm" svg:x="7.014cm" svg:y="3.95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4" draw:layer="layout" svg:width="1.819cm" svg:height="2.15cm" svg:x="8.833cm" svg:y="3.957cm">
              <text:p text:style-name="P3"><text:span text:style-name="T9">A </text:span><text:span text:style-name="T9">+ </text:span><text:span text:style-name="T9">B </text:span><text:span text:style-name="T9">+ </text:span><text:span text:style-name="T9">C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7.213cm" svg:y="2.633cm">
              <draw:text-box>
                <text:p>Update tx</text:p>
              </draw:text-box>
            </draw:frame>
          </draw:g>
          <draw:custom-shape draw:style-name="gr30" draw:text-style-name="P4" draw:layer="layout" svg:width="3.638cm" svg:height="2.15cm" svg:x="11.614cm" svg:y="3.9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4" xml:id="id1" draw:id="id1" draw:layer="layout" svg:width="1.819cm" svg:height="1.082cm" svg:x="13.433cm" svg:y="3.957cm">
            <text:p text:style-name="P3"><text:span text:style-name="T9">A </text:span><text:span text:style-name="T9">+ </text:span><text:span text:style-name="T9">B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11.813cm" svg:y="2.634cm">
            <draw:text-box>
              <text:p>State tx</text:p>
            </draw:text-box>
          </draw:frame>
          <draw:custom-shape draw:style-name="gr32" draw:text-style-name="P14" xml:id="id3" draw:id="id3" draw:layer="layout" svg:width="1.819cm" svg:height="1.082cm" svg:x="13.433cm" svg:y="5.057cm">
            <text:p text:style-name="P3"><text:span text:style-name="T9">B </text:span><text:span text:style-name="T9">+ </text:span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" xml:id="id2" draw:id="id2" draw:layer="layout" svg:width="3.638cm" svg:height="2.15cm" svg:x="16.514cm" svg:y="2.35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draw:layer="layout" svg:width="1.819cm" svg:height="2.15cm" svg:x="18.333cm" svg:y="2.358cm">
            <text:p text:style-name="P3"><text:span text:style-name="T9">A </text:span><text:span text:style-name="T9">+ </text:span><text:span text:style-name="T9">B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16.713cm" svg:y="1.034cm">
            <draw:text-box>
              <text:p>Update tx</text:p>
            </draw:text-box>
          </draw:frame>
          <draw:g>
            <draw:custom-shape draw:style-name="gr30" draw:text-style-name="P4" draw:layer="layout" svg:width="3.638cm" svg:height="2.15cm" svg:x="21.414cm" svg:y="2.35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4" draw:layer="layout" svg:width="1.819cm" svg:height="1.082cm" svg:x="23.233cm" svg:y="2.358cm">
              <text:p text:style-name="P3"><text:span text:style-name="T9">A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21.613cm" svg:y="1.035cm">
              <draw:text-box>
                <text:p>State tx</text:p>
              </draw:text-box>
            </draw:frame>
            <draw:custom-shape draw:style-name="gr32" draw:text-style-name="P14" draw:layer="layout" svg:width="1.819cm" svg:height="1.082cm" svg:x="23.233cm" svg:y="3.458cm">
              <text:p text:style-name="P3"><text:span text:style-name="T9">B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4" xml:id="id4" draw:id="id4" draw:layer="layout" svg:width="3.638cm" svg:height="2.15cm" svg:x="16.514cm" svg:y="6.05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draw:layer="layout" svg:width="1.819cm" svg:height="2.15cm" svg:x="18.333cm" svg:y="6.059cm">
            <text:p text:style-name="P3"><text:span text:style-name="T9">B + C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16.713cm" svg:y="4.735cm">
            <draw:text-box>
              <text:p>Update tx</text:p>
            </draw:text-box>
          </draw:frame>
          <draw:g>
            <draw:custom-shape draw:style-name="gr30" draw:text-style-name="P4" draw:layer="layout" svg:width="3.638cm" svg:height="2.15cm" svg:x="21.414cm" svg:y="6.059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4" draw:layer="layout" svg:width="1.819cm" svg:height="1.082cm" svg:x="23.233cm" svg:y="6.059cm">
              <text:p text:style-name="P3"><text:span text:style-name="T9">B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21.613cm" svg:y="4.736cm">
              <draw:text-box>
                <text:p>State tx</text:p>
              </draw:text-box>
            </draw:frame>
            <draw:custom-shape draw:style-name="gr32" draw:text-style-name="P14" draw:layer="layout" svg:width="1.819cm" svg:height="1.082cm" svg:x="23.233cm" svg:y="7.159cm">
              <text:p text:style-name="P3"><text:span text:style-name="T9">C</text:span></text:p>
              <draw:enhanced-geometry svg:viewBox="0 0 21600 21600" draw:type="rectangle" draw:enhanced-path="M 0 0 L 21600 0 21600 21600 0 21600 0 0 Z N"/>
            </draw:custom-shape>
          </draw:g>
          <draw:line draw:style-name="gr33" draw:text-style-name="P4" draw:layer="layout" svg:x1="6.284cm" svg:y1="5.043cm" svg:x2="7.111cm" svg:y2="5.043cm">
            <text:p/>
          </draw:line>
          <draw:line draw:style-name="gr33" draw:text-style-name="P4" draw:layer="layout" svg:x1="10.784cm" svg:y1="5.043cm" svg:x2="11.611cm" svg:y2="5.043cm">
            <text:p/>
          </draw:line>
          <draw:connector draw:style-name="gr33" draw:text-style-name="P4" draw:layer="layout" svg:x1="15.252cm" svg:y1="4.498cm" svg:x2="16.514cm" svg:y2="3.433cm" draw:start-shape="id1" draw:start-glue-point="1" draw:end-shape="id2" draw:end-glue-point="3" svg:d="M15252 4498h631v-1065h631" svg:viewBox="0 0 1263 1066">
            <text:p/>
          </draw:connector>
          <draw:connector draw:style-name="gr33" draw:text-style-name="P4" draw:layer="layout" svg:x1="15.252cm" svg:y1="5.598cm" svg:x2="16.514cm" svg:y2="7.134cm" draw:start-shape="id3" draw:start-glue-point="1" draw:end-shape="id4" draw:end-glue-point="3" svg:d="M15252 5598h631v1536h631" svg:viewBox="0 0 1263 1537">
            <text:p/>
          </draw:connector>
          <draw:line draw:style-name="gr33" draw:text-style-name="P4" draw:layer="layout" svg:x1="20.384cm" svg:y1="3.443cm" svg:x2="21.498cm" svg:y2="3.443cm">
            <text:p/>
          </draw:line>
          <draw:line draw:style-name="gr33" draw:text-style-name="P4" draw:layer="layout" svg:x1="20.384cm" svg:y1="7.143cm" svg:x2="21.498cm" svg:y2="7.143cm">
            <text:p/>
          </draw:line>
          <draw:frame draw:style-name="gr34" draw:text-style-name="P2" draw:layer="layout" svg:width="6.077cm" svg:height="0.962cm" svg:x="2.77cm" svg:y="2.04cm">
            <draw:text-box>
              <text:p>Channel Factory</text:p>
            </draw:text-box>
          </draw:frame>
        </draw:g>
        <draw:measure draw:style-name="gr35" draw:text-style-name="P15" xml:id="id108" draw:id="id108" draw:layer="measurelines" svg:x1="15.338cm" svg:y1="8.669cm" svg:x2="6.78cm" svg:y2="8.669cm">
          <text:p text:style-name="P15">Channel Factory Layer</text:p>
        </draw:measure>
        <draw:measure draw:style-name="gr36" draw:text-style-name="P15" xml:id="id109" draw:id="id109" draw:layer="layout" svg:x1="25.467cm" svg:y1="8.67cm" svg:x2="16.38cm" svg:y2="8.67cm">
          <text:p text:style-name="P15">Channel Layer</text:p>
        </draw:measure>
        <draw:g xml:id="id110" draw:id="id110">
          <draw:frame draw:style-name="gr37" draw:text-style-name="P2" draw:layer="layout" svg:width="3.927cm" svg:height="1.23cm" svg:x="9.998cm" svg:y="5.063cm">
            <draw:text-box>
              <text:p>nSequence</text:p>
            </draw:text-box>
          </draw:frame>
          <draw:frame draw:style-name="gr37" draw:text-style-name="P2" draw:layer="layout" svg:width="3.927cm" svg:height="1.23cm" svg:x="19.799cm" svg:y="3.363cm">
            <draw:text-box>
              <text:p>nSequence</text:p>
            </draw:text-box>
          </draw:frame>
          <draw:frame draw:style-name="gr37" draw:text-style-name="P2" draw:layer="layout" svg:width="3.927cm" svg:height="1.23cm" svg:x="19.8cm" svg:y="7.163cm">
            <draw:text-box>
              <text:p>nSequence</text:p>
            </draw:text-box>
          </draw:frame>
        </draw:g>
        <draw:g xml:id="id111" draw:id="id111">
          <draw:g>
            <draw:custom-shape draw:style-name="gr30" draw:text-style-name="P4" draw:layer="layout" svg:width="3.638cm" svg:height="2.15cm" svg:x="2.714cm" svg:y="12.25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4" draw:layer="layout" svg:width="1.819cm" svg:height="2.15cm" svg:x="4.533cm" svg:y="12.257cm">
              <text:p text:style-name="P3"><text:span text:style-name="T9">MS(AB) + C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2.813cm" svg:y="11.034cm">
              <draw:text-box>
                <text:p>Funding tx</text:p>
              </draw:text-box>
            </draw:frame>
          </draw:g>
          <draw:g>
            <draw:custom-shape draw:style-name="gr30" draw:text-style-name="P4" draw:layer="layout" svg:width="3.638cm" svg:height="2.15cm" svg:x="7.114cm" svg:y="12.25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4" draw:layer="layout" svg:width="1.819cm" svg:height="2.15cm" svg:x="8.933cm" svg:y="12.257cm">
              <text:p text:style-name="P3"><text:span text:style-name="T9">MS(AB) </text:span><text:span text:style-name="T9">+ C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7.313cm" svg:y="10.933cm">
              <draw:text-box>
                <text:p>Update tx</text:p>
              </draw:text-box>
            </draw:frame>
          </draw:g>
          <draw:g>
            <draw:custom-shape draw:style-name="gr30" draw:text-style-name="P4" draw:layer="layout" svg:width="3.638cm" svg:height="2.15cm" svg:x="11.614cm" svg:y="12.25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4" draw:layer="layout" svg:width="1.819cm" svg:height="1.082cm" svg:x="13.433cm" svg:y="12.257cm">
              <text:p text:style-name="P3"><text:span text:style-name="T9">MS(AB)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11.813cm" svg:y="10.934cm">
              <draw:text-box>
                <text:p>State tx</text:p>
              </draw:text-box>
            </draw:frame>
            <draw:custom-shape draw:style-name="gr32" draw:text-style-name="P14" draw:layer="layout" svg:width="1.819cm" svg:height="1.082cm" svg:x="13.433cm" svg:y="13.357cm">
              <text:p text:style-name="P3"><text:span text:style-name="T9">Z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4" draw:layer="layout" svg:width="3.638cm" svg:height="2.15cm" svg:x="16.414cm" svg:y="11.65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4" draw:layer="layout" svg:width="1.819cm" svg:height="1.081cm" svg:x="18.233cm" svg:y="11.658cm">
              <text:p text:style-name="P3"><text:span text:style-name="T9">A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2" draw:layer="layout" svg:width="3.514cm" svg:height="1.673cm" svg:x="16.613cm" svg:y="10.335cm">
              <draw:text-box>
                <text:p>Nodelet tx</text:p>
              </draw:text-box>
            </draw:frame>
            <draw:custom-shape draw:style-name="gr38" draw:text-style-name="P14" draw:layer="layout" svg:width="1.819cm" svg:height="1.081cm" svg:x="18.233cm" svg:y="12.758cm">
              <text:p text:style-name="P3"><text:span text:style-name="T9">B</text:span></text:p>
              <draw:enhanced-geometry svg:viewBox="0 0 21600 21600" draw:type="rectangle" draw:enhanced-path="M 0 0 L 21600 0 21600 21600 0 21600 0 0 Z N"/>
            </draw:custom-shape>
          </draw:g>
          <draw:line draw:style-name="gr33" draw:text-style-name="P4" draw:layer="layout" svg:x1="6.284cm" svg:y1="13.343cm" svg:x2="7.111cm" svg:y2="13.343cm">
            <text:p/>
          </draw:line>
          <draw:line draw:style-name="gr33" draw:text-style-name="P4" draw:layer="layout" svg:x1="10.784cm" svg:y1="13.343cm" svg:x2="11.611cm" svg:y2="13.343cm">
            <text:p/>
          </draw:line>
          <draw:line draw:style-name="gr33" draw:text-style-name="P4" draw:layer="layout" svg:x1="15.384cm" svg:y1="12.743cm" svg:x2="16.211cm" svg:y2="12.743cm">
            <text:p/>
          </draw:line>
          <draw:frame draw:style-name="gr34" draw:text-style-name="P2" draw:layer="layout" svg:width="4.465cm" svg:height="0.962cm" svg:x="2.729cm" svg:y="10.226cm">
            <draw:text-box>
              <text:p>Nodelet</text:p>
            </draw:text-box>
          </draw:frame>
        </draw:g>
        <draw:measure draw:style-name="gr39" draw:text-style-name="P15" xml:id="id112" draw:id="id112" draw:layer="layout" svg:x1="15.338cm" svg:y1="14.87cm" svg:x2="6.78cm" svg:y2="14.87cm">
          <text:p text:style-name="P15">Channel <text:s/>Layer</text:p>
        </draw:measure>
        <draw:measure draw:style-name="gr40" draw:text-style-name="P15" xml:id="id113" draw:id="id113" draw:layer="layout" svg:x1="24.838cm" svg:y1="14.871cm" svg:x2="16.28cm" svg:y2="14.871cm">
          <text:p text:style-name="P15">Nodelet <text:s/>Layer</text:p>
        </draw:measure>
        <draw:frame draw:style-name="gr37" draw:text-style-name="P2" draw:layer="layout" svg:width="3.927cm" svg:height="1.23cm" svg:x="9.999cm" svg:y="13.363cm">
          <draw:text-box>
            <text:p xml:id="id114" text:id="id114">nSequen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delets Mechanics, Part 1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GHASH_NOINPUT</text:p>
                <text:list>
                  <text:list-item>
                    <text:p>Every channel of MuSig node has “own” output.</text:p>
                    <text:list>
                      <text:list-item>
                        <text:p>“own” output is really to a MuSig of all nodelets.</text:p>
                      </text:list-item>
                    </text:list>
                  </text:list-item>
                  <text:list-item>
                    <text:p>At each update:</text:p>
                    <text:list>
                      <text:list-item>
                        <text:p>Create a tx spending “own” output to each nodelet.</text:p>
                      </text:list-item>
                      <text:list-item>
                        <text:p>MuSig-sign tx.</text:p>
                      </text:list-item>
                      <text:list-item>
                        <text:p>MuSig-sign Decker-Russel-Osuntokun update+state tx.</text:p>
                      </text:list-item>
                    </text:list>
                  </text:list-item>
                  <text:list-item>
                    <text:p>Needed by Decker-Russell-Osuntokun anyway.</text:p>
                  </text:list-item>
                  <text:list-item>
                    <text:p>Possibly incompatible with public-output-tagging</text:p>
                    <text:list>
                      <text:list-item>
                        <text:p>Compatible with chaperone and hidden-output-tag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9" draw:text-style-name="P6" draw:layer="layout" svg:width="28cm" svg:height="1.673cm" svg:x="0cm" svg:y="0.259cm">
          <draw:text-box>
            <text:p text:style-name="P3"><text:span text:style-name="T1">SIGHASH_NOINPUT Enables MuSig Nodes</text:span></text:p>
          </draw:text-box>
        </draw:frame>
        <draw:g xml:id="id128" draw:id="id128">
          <draw:custom-shape draw:style-name="gr41" draw:text-style-name="P3" draw:layer="layout" svg:width="1.654cm" svg:height="0.827cm" svg:x="3.145cm" svg:y="8.757cm">
            <text:p/>
            <draw:enhanced-geometry svg:viewBox="0 0 21600 21600" draw:glue-points="10800 0 3163 3163 0 10800 3163 18437 10800 21600 18437 18437 21600 10800 18437 3163" draw:text-areas="3163 3163 18437 18437" draw:type="ring" draw:modifiers="2779.9395770392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3" draw:layer="layout" svg:width="1.654cm" svg:height="0.827cm" svg:x="4.046cm" svg:y="8.757cm">
            <text:p/>
            <draw:enhanced-geometry svg:viewBox="0 0 21600 21600" draw:glue-points="10800 0 3163 3163 0 10800 3163 18437 10800 21600 18437 18437 21600 10800 18437 3163" draw:text-areas="3163 3163 18437 18437" draw:type="ring" draw:modifiers="2779.9395770392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3" draw:layer="layout" svg:width="1.654cm" svg:height="0.827cm" svg:x="4.947cm" svg:y="8.757cm">
            <text:p/>
            <draw:enhanced-geometry svg:viewBox="0 0 21600 21600" draw:glue-points="10800 0 3163 3163 0 10800 3163 18437 10800 21600 18437 18437 21600 10800 18437 3163" draw:text-areas="3163 3163 18437 18437" draw:type="ring" draw:modifiers="2779.9395770392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3" draw:layer="layout" svg:width="1.654cm" svg:height="0.827cm" svg:x="5.848cm" svg:y="8.757cm">
            <text:p/>
            <draw:enhanced-geometry svg:viewBox="0 0 21600 21600" draw:glue-points="10800 0 3163 3163 0 10800 3163 18437 10800 21600 18437 18437 21600 10800 18437 3163" draw:text-areas="3163 3163 18437 18437" draw:type="ring" draw:modifiers="2779.9395770392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 xml:id="id118" draw:id="id118">
          <draw:custom-shape draw:style-name="gr30" draw:text-style-name="P4" xml:id="id6" draw:id="id6" draw:layer="layout" svg:width="3.638cm" svg:height="2.15cm" svg:x="8.814cm" svg:y="9.7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xml:id="id7" draw:id="id7" draw:layer="layout" svg:width="1.819cm" svg:height="2.15cm" svg:x="10.633cm" svg:y="9.756cm">
            <text:p text:style-name="P3"><text:span text:style-name="T9">MS(AB) + Z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9.013cm" svg:y="8.432cm">
            <draw:text-box>
              <text:p>Update tx</text:p>
            </draw:text-box>
          </draw:frame>
        </draw:g>
        <draw:connector draw:style-name="gr33" draw:text-style-name="P4" xml:id="id119" draw:id="id119" draw:layer="layout" draw:line-skew="-0.029cm" svg:x1="7.152cm" svg:y1="7.531cm" svg:x2="8.814cm" svg:y2="10.831cm" draw:start-shape="id5" draw:start-glue-point="1" draw:end-shape="id6" draw:end-glue-point="3" svg:d="M7152 7531h802v3300h860" svg:viewBox="0 0 1663 3301">
          <text:p/>
        </draw:connector>
        <draw:path draw:style-name="gr42" draw:text-style-name="P4" xml:id="id127" draw:id="id127" draw:layer="layout" svg:width="1.051cm" svg:height="1.378cm" draw:transform="skewX (-0.0907571211037051) rotate (0.905476815934658) translate (3.39150520882195cm 7.61826215534757cm)" svg:viewBox="0 0 1052 1379" svg:d="M0 263c240-10 488-5 716-94 87-34 387-231 25-149-128 28-196 198-323 224-139 28-227 345-315 134-40-96 156-251 281-133 88 83 172 171 266 248 246 204-104-64-241 57-207 182 203 192 255 149 242-205 8 278-76 8-38-122-267-131-288-29-40 189 277 289 436 159 203-166-70 19-96 46-72 77-168 128-255 187-244 165 94-164 149-205 92-68 207-93 305-31 160 100-25 219-89 292-260 299 120-280 274-9 92 162-64 189-122 245l-23 17">
          <text:p/>
        </draw:path>
        <draw:g xml:id="id117" draw:id="id117">
          <draw:custom-shape draw:style-name="gr30" draw:text-style-name="P4" draw:layer="layout" svg:width="3.638cm" svg:height="2.15cm" svg:x="3.514cm" svg:y="6.4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xml:id="id5" draw:id="id5" draw:layer="layout" svg:width="1.819cm" svg:height="2.15cm" svg:x="5.333cm" svg:y="6.456cm">
            <text:p text:style-name="P3"><text:span text:style-name="T9">MS(AB) + Z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3.613cm" svg:y="5.233cm">
            <draw:text-box>
              <text:p>Funding tx</text:p>
            </draw:text-box>
          </draw:frame>
        </draw:g>
        <draw:connector draw:style-name="gr33" draw:text-style-name="P4" xml:id="id120" draw:id="id120" draw:layer="layout" svg:x1="12.452cm" svg:y1="10.831cm" svg:x2="13.914cm" svg:y2="10.831cm" draw:start-shape="id7" draw:start-glue-point="1" draw:end-shape="id8" draw:end-glue-point="3" svg:d="M12452 10831h1462" svg:viewBox="0 0 1463 1">
          <text:p/>
        </draw:connector>
        <draw:g xml:id="id121" draw:id="id121">
          <draw:custom-shape draw:style-name="gr30" draw:text-style-name="P4" xml:id="id8" draw:id="id8" draw:layer="layout" svg:width="3.638cm" svg:height="2.15cm" svg:x="13.914cm" svg:y="9.75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4" xml:id="id9" draw:id="id9" draw:layer="layout" svg:width="1.819cm" svg:height="1.082cm" svg:x="15.733cm" svg:y="9.756cm">
            <text:p text:style-name="P3"><text:span text:style-name="T9">MS(AB)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14.113cm" svg:y="8.433cm">
            <draw:text-box>
              <text:p>State tx</text:p>
            </draw:text-box>
          </draw:frame>
          <draw:custom-shape draw:style-name="gr32" draw:text-style-name="P14" draw:layer="layout" svg:width="1.819cm" svg:height="1.082cm" svg:x="15.733cm" svg:y="10.856cm">
            <text:p text:style-name="P3"><text:span text:style-name="T9">Z</text:span></text:p>
            <draw:enhanced-geometry svg:viewBox="0 0 21600 21600" draw:type="rectangle" draw:enhanced-path="M 0 0 L 21600 0 21600 21600 0 21600 0 0 Z N"/>
          </draw:custom-shape>
        </draw:g>
        <draw:g xml:id="id122" draw:id="id122">
          <draw:custom-shape draw:style-name="gr30" draw:text-style-name="P4" xml:id="id10" draw:id="id10" draw:layer="layout" svg:width="3.638cm" svg:height="2.15cm" svg:x="18.814cm" svg:y="9.25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4" draw:layer="layout" svg:width="1.819cm" svg:height="1.081cm" svg:x="20.633cm" svg:y="9.257cm">
            <text:p text:style-name="P3"><text:span text:style-name="T9">A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19.013cm" svg:y="7.934cm">
            <draw:text-box>
              <text:p>Nodelet tx</text:p>
            </draw:text-box>
          </draw:frame>
          <draw:custom-shape draw:style-name="gr38" draw:text-style-name="P14" draw:layer="layout" svg:width="1.819cm" svg:height="1.081cm" svg:x="20.633cm" svg:y="10.357cm">
            <text:p text:style-name="P3"><text:span text:style-name="T9">B</text:span></text:p>
            <draw:enhanced-geometry svg:viewBox="0 0 21600 21600" draw:type="rectangle" draw:enhanced-path="M 0 0 L 21600 0 21600 21600 0 21600 0 0 Z N"/>
          </draw:custom-shape>
        </draw:g>
        <draw:connector draw:style-name="gr33" draw:text-style-name="P4" xml:id="id123" draw:id="id123" draw:layer="layout" svg:x1="17.552cm" svg:y1="10.297cm" svg:x2="18.814cm" svg:y2="10.332cm" draw:start-shape="id9" draw:start-glue-point="1" draw:end-shape="id10" draw:end-glue-point="3" svg:d="M17552 10297h631v35h631" svg:viewBox="0 0 1263 36">
          <text:p/>
        </draw:connector>
        <draw:custom-shape draw:style-name="gr1" draw:text-style-name="P1" draw:layer="layout" svg:width="0.458cm" svg:height="0.458cm" svg:x="11.074cm" svg:y="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5.834cm" svg:y1="3.886cm" svg:x2="11.576cm" svg:y2="3.886cm">
          <text:p/>
        </draw:line>
        <draw:custom-shape draw:style-name="gr1" draw:text-style-name="P1" draw:layer="layout" svg:width="0.458cm" svg:height="0.458cm" svg:x="15.875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5" draw:id="id115">
          <draw:custom-shape draw:style-name="gr43" draw:text-style-name="P3" draw:layer="layout" svg:width="0.578cm" svg:height="0.578cm" svg:x="10.43cm" svg:y="2.256cm">
            <text:p/>
            <draw:enhanced-geometry draw:glue-point-type="segments" draw:type="mso-spt100" draw:modifiers="-90 89.01385855967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3" draw:text-style-name="P3" draw:layer="layout" svg:width="0.578cm" svg:height="0.578cm" svg:x="11.631cm" svg:y="2.257cm">
            <text:p/>
            <draw:enhanced-geometry draw:mirror-horizontal="true" draw:glue-point-type="segments" draw:type="mso-spt100" draw:modifiers="-90 89.01385855967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33" draw:text-style-name="P4" draw:layer="layout" svg:x1="10.666cm" svg:y1="2.852cm" svg:x2="11.074cm" svg:y2="3.674cm">
            <text:p/>
          </draw:line>
          <draw:line draw:style-name="gr33" draw:text-style-name="P4" draw:layer="layout" svg:x1="11.865cm" svg:y1="2.852cm" svg:x2="11.532cm" svg:y2="3.674cm">
            <text:p/>
          </draw:line>
          <draw:frame draw:style-name="gr3" draw:text-style-name="P2" draw:layer="layout" svg:width="0.909cm" svg:height="0.962cm" svg:x="9.344cm" svg:y="2.185cm">
            <draw:text-box>
              <text:p>A</text:p>
            </draw:text-box>
          </draw:frame>
          <draw:frame draw:style-name="gr3" draw:text-style-name="P2" draw:layer="layout" svg:width="0.909cm" svg:height="0.962cm" svg:x="12.145cm" svg:y="2.185cm">
            <draw:text-box>
              <text:p>B</text:p>
            </draw:text-box>
          </draw:frame>
        </draw:g>
        <draw:g xml:id="id116" draw:id="id116">
          <draw:frame draw:style-name="gr3" draw:text-style-name="P2" draw:layer="layout" svg:width="3.762cm" svg:height="0.962cm" svg:x="9.374cm" svg:y="4.092cm">
            <draw:text-box>
              <text:p>MuSig(A,B)</text:p>
            </draw:text-box>
          </draw:frame>
          <draw:frame draw:style-name="gr3" draw:text-style-name="P2" draw:layer="layout" svg:width="0.912cm" svg:height="0.962cm" svg:x="15.674cm" svg:y="4.092cm">
            <draw:text-box>
              <text:p>Z</text:p>
            </draw:text-box>
          </draw:frame>
        </draw:g>
        <draw:path draw:style-name="gr42" draw:text-style-name="P4" xml:id="id124" draw:id="id124" draw:layer="layout" svg:width="1.051cm" svg:height="1.378cm" draw:transform="skewX (-0.0907571211037052) rotate (0.905476815934658) translate (18.6715052088219cm 10.5802621553476cm)" svg:viewBox="0 0 1052 1379" svg:d="M0 263c240-10 488-5 716-94 87-34 387-231 25-149-128 28-196 198-323 224-139 28-227 345-315 134-40-96 156-251 281-133 88 83 172 171 266 248 246 204-104-64-241 57-207 182 203 192 255 149 242-205 8 278-76 8-38-122-267-131-288-29-40 189 277 289 436 159 203-166-70 19-96 46-72 77-168 128-255 187-244 165 94-164 149-205 92-68 207-93 305-31 160 100-25 219-89 292-260 299 120-280 274-9 92 162-64 189-122 245l-23 17">
          <text:p/>
        </draw:path>
        <draw:path draw:style-name="gr42" draw:text-style-name="P4" xml:id="id125" draw:id="id125" draw:layer="layout" svg:width="1.051cm" svg:height="1.378cm" draw:transform="skewX (-0.0907571211037051) rotate (0.905476815934658) translate (13.8715052088219cm 10.9802621553476cm)" svg:viewBox="0 0 1052 1379" svg:d="M0 263c240-10 488-5 716-94 87-34 387-231 25-149-128 28-196 198-323 224-139 28-227 345-315 134-40-96 156-251 281-133 88 83 172 171 266 248 246 204-104-64-241 57-207 182 203 192 255 149 242-205 8 278-76 8-38-122-267-131-288-29-40 189 277 289 436 159 203-166-70 19-96 46-72 77-168 128-255 187-244 165 94-164 149-205 92-68 207-93 305-31 160 100-25 219-89 292-260 299 120-280 274-9 92 162-64 189-122 245l-23 17">
          <text:p/>
        </draw:path>
        <draw:path draw:style-name="gr42" draw:text-style-name="P4" xml:id="id126" draw:id="id126" draw:layer="layout" svg:width="1.051cm" svg:height="1.378cm" draw:transform="skewX (-0.0907571211037051) rotate (0.905476815934658) translate (8.77150520882195cm 10.9802621553476cm)" svg:viewBox="0 0 1052 1379" svg:d="M0 263c240-10 488-5 716-94 87-34 387-231 25-149-128 28-196 198-323 224-139 28-227 345-315 134-40-96 156-251 281-133 88 83 172 171 266 248 246 204-104-64-241 57-207 182 203 192 255 149 242-205 8 278-76 8-38-122-267-131-288-29-40 189 277 289 436 159 203-166-70 19-96 46-72 77-168 128-255 187-244 165 94-164 149-205 92-68 207-93 305-31 160 100-25 219-89 292-260 299 120-280 274-9 92 162-64 189-122 245l-23 17">
          <text:p/>
        </draw:path>
        <draw:g xml:id="id129" draw:id="id129">
          <draw:custom-shape draw:style-name="gr30" draw:text-style-name="P4" xml:id="id11" draw:id="id11" draw:layer="layout" svg:width="3.638cm" svg:height="2.15cm" svg:x="8.814cm" svg:y="13.75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xml:id="id12" draw:id="id12" draw:layer="layout" svg:width="1.819cm" svg:height="2.15cm" svg:x="10.633cm" svg:y="13.757cm">
            <text:p text:style-name="P3"><text:span text:style-name="T9">MS(AB) + Z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9.013cm" svg:y="12.433cm">
            <draw:text-box>
              <text:p>Update tx</text:p>
            </draw:text-box>
          </draw:frame>
        </draw:g>
        <draw:connector draw:style-name="gr33" draw:text-style-name="P4" xml:id="id130" draw:id="id130" draw:layer="layout" draw:line-skew="-0.045cm" svg:x1="7.152cm" svg:y1="7.531cm" svg:x2="8.814cm" svg:y2="14.832cm" draw:start-shape="id5" draw:start-glue-point="1" draw:end-shape="id11" draw:end-glue-point="3" svg:d="M7152 7531h786v7301h876" svg:viewBox="0 0 1663 7302">
          <text:p/>
        </draw:connector>
        <draw:connector draw:style-name="gr33" draw:text-style-name="P4" xml:id="id131" draw:id="id131" draw:layer="layout" svg:x1="12.452cm" svg:y1="14.832cm" svg:x2="13.914cm" svg:y2="14.832cm" draw:start-shape="id12" draw:start-glue-point="1" draw:end-shape="id13" draw:end-glue-point="3" svg:d="M12452 14832h1462" svg:viewBox="0 0 1463 1">
          <text:p/>
        </draw:connector>
        <draw:g xml:id="id132" draw:id="id132">
          <draw:custom-shape draw:style-name="gr30" draw:text-style-name="P4" xml:id="id13" draw:id="id13" draw:layer="layout" svg:width="3.638cm" svg:height="2.15cm" svg:x="13.914cm" svg:y="13.7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4" xml:id="id14" draw:id="id14" draw:layer="layout" svg:width="1.819cm" svg:height="1.082cm" svg:x="15.733cm" svg:y="13.757cm">
            <text:p text:style-name="P3"><text:span text:style-name="T9">MS(AB)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14.113cm" svg:y="12.434cm">
            <draw:text-box>
              <text:p>State tx</text:p>
            </draw:text-box>
          </draw:frame>
          <draw:custom-shape draw:style-name="gr32" draw:text-style-name="P14" draw:layer="layout" svg:width="1.819cm" svg:height="1.082cm" svg:x="15.733cm" svg:y="14.857cm">
            <text:p text:style-name="P3"><text:span text:style-name="T9">Z</text:span></text:p>
            <draw:enhanced-geometry svg:viewBox="0 0 21600 21600" draw:type="rectangle" draw:enhanced-path="M 0 0 L 21600 0 21600 21600 0 21600 0 0 Z N"/>
          </draw:custom-shape>
        </draw:g>
        <draw:g xml:id="id133" draw:id="id133">
          <draw:custom-shape draw:style-name="gr30" draw:text-style-name="P4" xml:id="id15" draw:id="id15" draw:layer="layout" svg:width="3.638cm" svg:height="2.15cm" svg:x="18.814cm" svg:y="13.25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4" draw:layer="layout" svg:width="1.819cm" svg:height="1.081cm" svg:x="20.633cm" svg:y="13.258cm">
            <text:p text:style-name="P3"><text:span text:style-name="T9">A</text:span></text:p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3.514cm" svg:height="1.673cm" svg:x="19.013cm" svg:y="11.935cm">
            <draw:text-box>
              <text:p>Nodelet tx</text:p>
            </draw:text-box>
          </draw:frame>
          <draw:custom-shape draw:style-name="gr38" draw:text-style-name="P14" draw:layer="layout" svg:width="1.819cm" svg:height="1.081cm" svg:x="20.633cm" svg:y="14.358cm">
            <text:p text:style-name="P3"><text:span text:style-name="T9">B</text:span></text:p>
            <draw:enhanced-geometry svg:viewBox="0 0 21600 21600" draw:type="rectangle" draw:enhanced-path="M 0 0 L 21600 0 21600 21600 0 21600 0 0 Z N"/>
          </draw:custom-shape>
        </draw:g>
        <draw:connector draw:style-name="gr33" draw:text-style-name="P4" xml:id="id134" draw:id="id134" draw:layer="layout" svg:x1="17.552cm" svg:y1="14.298cm" svg:x2="18.814cm" svg:y2="14.333cm" draw:start-shape="id14" draw:start-glue-point="1" draw:end-shape="id15" draw:end-glue-point="3" svg:d="M17552 14298h631v35h631" svg:viewBox="0 0 1263 36">
          <text:p/>
        </draw:connector>
        <draw:path draw:style-name="gr42" draw:text-style-name="P4" xml:id="id135" draw:id="id135" draw:layer="layout" svg:width="1.051cm" svg:height="1.378cm" draw:transform="skewX (-0.090757121103705) rotate (0.905476815934658) translate (18.6715052088219cm 14.3812621553476cm)" svg:viewBox="0 0 1052 1379" svg:d="M0 263c240-10 488-5 716-94 87-34 387-231 25-149-128 28-196 198-323 224-139 28-227 345-315 134-40-96 156-251 281-133 88 83 172 171 266 248 246 204-104-64-241 57-207 182 203 192 255 149 242-205 8 278-76 8-38-122-267-131-288-29-40 189 277 289 436 159 203-166-70 19-96 46-72 77-168 128-255 187-244 165 94-164 149-205 92-68 207-93 305-31 160 100-25 219-89 292-260 299 120-280 274-9 92 162-64 189-122 245l-23 17">
          <text:p/>
        </draw:path>
        <draw:path draw:style-name="gr42" draw:text-style-name="P4" xml:id="id136" draw:id="id136" draw:layer="layout" svg:width="1.051cm" svg:height="1.378cm" draw:transform="skewX (-0.0907571211037051) rotate (0.905476815934658) translate (13.871505208822cm 14.9812621553476cm)" svg:viewBox="0 0 1052 1379" svg:d="M0 263c240-10 488-5 716-94 87-34 387-231 25-149-128 28-196 198-323 224-139 28-227 345-315 134-40-96 156-251 281-133 88 83 172 171 266 248 246 204-104-64-241 57-207 182 203 192 255 149 242-205 8 278-76 8-38-122-267-131-288-29-40 189 277 289 436 159 203-166-70 19-96 46-72 77-168 128-255 187-244 165 94-164 149-205 92-68 207-93 305-31 160 100-25 219-89 292-260 299 120-280 274-9 92 162-64 189-122 245l-23 17">
          <text:p/>
        </draw:path>
        <draw:path draw:style-name="gr42" draw:text-style-name="P4" xml:id="id137" draw:id="id137" draw:layer="layout" svg:width="1.051cm" svg:height="1.378cm" draw:transform="skewX (-0.090757121103705) rotate (0.905476815934658) translate (8.77150520882195cm 14.9812621553476cm)" svg:viewBox="0 0 1052 1379" svg:d="M0 263c240-10 488-5 716-94 87-34 387-231 25-149-128 28-196 198-323 224-139 28-227 345-315 134-40-96 156-251 281-133 88 83 172 171 266 248 246 204-104-64-241 57-207 182 203 192 255 149 242-205 8 278-76 8-38-122-267-131-288-29-40 189 277 289 436 159 203-166-70 19-96 46-72 77-168 128-255 187-244 165 94-164 149-205 92-68 207-93 305-31 160 100-25 219-89 292-260 299 120-280 274-9 92 162-64 189-122 245l-23 17">
          <text:p/>
        </draw:path>
        <draw:g xml:id="id138" draw:id="id138">
          <draw:custom-shape draw:style-name="gr44" draw:text-style-name="P3" draw:layer="layout" svg:width="6.408cm" svg:height="3.555cm" svg:x="18.769cm" svg:y="15.751cm">
            <text:p text:style-name="P3">These pubkeys must be different!</text:p>
            <text:p text:style-name="P3">(Signature Replay Attack!)</text:p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8.769cm" svg:y1="15.751cm" svg:x2="16.62cm" svg:y2="10.335cm">
            <text:p/>
          </draw:line>
          <draw:line draw:style-name="gr33" draw:text-style-name="P4" draw:layer="layout" svg:x1="18.769cm" svg:y1="15.751cm" svg:x2="16.826cm" svg:y2="14.38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4" smil:attributeName="visibility" smil:to="visible"/>
                  <anim:transitionFilter smil:dur="0.5s" smil:targetElement="id1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5" smil:attributeName="visibility" smil:to="visible"/>
                  <anim:transitionFilter smil:dur="0.5s" smil:targetElement="id1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6" smil:attributeName="visibility" smil:to="visible"/>
                  <anim:transitionFilter smil:dur="0.5s" smil:targetElement="id12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7" smil:attributeName="visibility" smil:to="visible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8" smil:attributeName="visibility" smil:to="visible"/>
                  <anim:transitionFilter smil:dur="0.5s" smil:targetElement="id1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5" smil:attributeName="visibility" smil:to="visible"/>
                  <anim:transitionFilter smil:dur="0.5s" smil:targetElement="id13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6" smil:attributeName="visibility" smil:to="visible"/>
                  <anim:transitionFilter smil:dur="0.5s" smil:targetElement="id13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7" smil:attributeName="visibility" smil:to="visible"/>
                  <anim:transitionFilter smil:dur="0.5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delets Mechanics, Part 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cker-Russell-Osuntokun (“eltoo”)</text:p>
                <text:list>
                  <text:list-item>
                    <text:p>Poon-Dryja not safe with nodelets!</text:p>
                    <text:list>
                      <text:list-item>
                        <text:p>Suppose “random” node channels with our MuSig node.</text:p>
                      </text:list-item>
                      <text:list-item>
                        <text:p>Secretly that “random” node is owned by a rogue nodelet.</text:p>
                      </text:list-item>
                      <text:list-item>
                        <text:p>Rogue nodelet knows all our old states of that channel.</text:p>
                      </text:list-item>
                      <text:list-item>
                        <text:p>Rogue nodelet publishes old state, letting “random” node punish our MuSig node.</text:p>
                      </text:list-item>
                    </text:list>
                  </text:list-item>
                  <text:list-item>
                    <text:p>With Decker-Russell-Osuntokun:</text:p>
                    <text:list>
                      <text:list-item>
                        <text:p>Old state published? No biggi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delets Mechanics, Part 3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Sig ECDH</text:p>
                <text:list>
                  <text:list-item>
                    <text:p>ECDH encrypts communication between LN nodes.</text:p>
                  </text:list-item>
                  <text:list-item>
                    <text:p>ECDH is done with node IDs.</text:p>
                    <text:list>
                      <text:list-item>
                        <text:p>(actually node ID + temp. keypair)</text:p>
                      </text:list-item>
                      <text:list-item>
                        <text:p>Node ID of MuSig node is a MuSig of all nodelets.</text:p>
                      </text:list-item>
                      <text:list-item>
                        <text:p>Each nodelet contributes their shares of secret.</text:p>
                      </text:list-item>
                      <text:list-item>
                        <text:p>MuSig(A,B) = h(A | B | A) * A + h(A | B | B) * B</text:p>
                        <text:list>
                          <text:list-item>
                            <text:p>privkey = h(A | B | A) * a + h(A | B | B) * b</text:p>
                          </text:list-item>
                        </text:list>
                      </text:list-item>
                      <text:list-item>
                        <text:p>ECDH: z * P = p * Z</text:p>
                      </text:list-item>
                      <text:list-item>
                        <text:p>z * MuSig(A,B) = h(A | B | A) * a * Z + h(A | B | B) * b * Z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delets Mechanics, Part 4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nion Routing</text:p>
                <text:list>
                  <text:list-item>
                    <text:p>1 nodelet wants to pay.</text:p>
                    <text:list>
                      <text:list-item>
                        <text:p>Generates route from node to payee.</text:p>
                      </text:list-item>
                      <text:list-item>
                        <text:p>Onion-encrypts route.</text:p>
                      </text:list-item>
                      <text:list-item>
                        <text:p>Gives onion-encrypted route to fellow nodelets.</text:p>
                        <text:list>
                          <text:list-item>
                            <text:p>Shows a channel that has nodelet-owned funds</text:p>
                          </text:list-item>
                          <text:list-item>
                            <text:p>Shows that nodelet-owned funds are enough to cover amount.</text:p>
                          </text:list-item>
                        </text:list>
                      </text:list-item>
                      <text:list-item>
                        <text:p>Fellow nodelets authorize spend from channel.</text:p>
                      </text:list-item>
                    </text:list>
                  </text:list-item>
                  <text:list-item>
                    <text:p>Other nodelets learn amount sent and timing.</text:p>
                    <text:list>
                      <text:list-item>
                        <text:p>Cannot learn paye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delets Mechanics, Part 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ceiving Funds</text:p>
                <text:list>
                  <text:list-item>
                    <text:p>Invoice generation:</text:p>
                    <text:list>
                      <text:list-item>
                        <text:p>Receiving nodelet generates preimage.</text:p>
                      </text:list-item>
                      <text:list-item>
                        <text:p>Creates invoice with hash.</text:p>
                      </text:list-item>
                      <text:list-item>
                        <text:p>Asks fellow nodelets to sign invoice.</text:p>
                      </text:list-item>
                    </text:list>
                  </text:list-item>
                  <text:list-item>
                    <text:p>Payment claiming:</text:p>
                    <text:list>
                      <text:list-item>
                        <text:p>Between update_htlc and commit_and_ack:</text:p>
                      </text:list-item>
                      <text:list-item>
                        <text:p>Claiming nodelet creates HTLC-spend tx to itself only.</text:p>
                      </text:list-item>
                      <text:list-item>
                        <text:p>All nodelets generate signature for this tx.</text:p>
                      </text:list-item>
                      <text:list-item>
                        <text:p>Claiming nodelet shows preimage.</text:p>
                      </text:list-item>
                      <text:list-item>
                        <text:p>On next channel update, MuSig node removes HTLC.</text:p>
                        <text:list>
                          <text:list-item>
                            <text:p>Assigns value to “our” output, split out to the claiming nodele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delets Weak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grades Hard!</text:p>
                <text:list>
                  <text:list-item>
                    <text:p>If any participant is offline, entire node is offline.</text:p>
                  </text:list-item>
                  <text:list-item>
                    <text:p>No send, receive, or even just forward.</text:p>
                  </text:list-item>
                </text:list>
              </text:list-item>
              <text:list-item>
                <text:p>Privacy Loss</text:p>
                <text:list>
                  <text:list-item>
                    <text:p>Fellow nodelets learn send/recv time+amount.</text:p>
                  </text:list-item>
                  <text:list-item>
                    <text:p>CT might hide amount (if we add also at LN layer).</text:p>
                  </text:list-item>
                </text:list>
              </text:list-item>
              <text:list-item>
                <text:p>Move <text:span text:style-name="T5">everything </text:span>to Schnorr</text:p>
                <text:list>
                  <text:list-item>
                    <text:p>Including node announce, channel announce/upda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delets Though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Nodelet can be member of more than one node</text:p>
                <text:list>
                  <text:list-item>
                    <text:p>Why not? <text:s/>Why limit users?</text:p>
                  </text:list-item>
                </text:list>
              </text:list-item>
              <text:list-item>
                <text:p>Compare MuSig nodes to:</text:p>
                <text:list>
                  <text:list-item>
                    <text:p>Multiple unpublished nodes channeled to one public node.</text:p>
                  </text:list-item>
                  <text:list-item>
                    <text:p>Similar privacy issue.</text:p>
                    <text:list>
                      <text:list-item>
                        <text:p>Public node knows amount and timing of payments.</text:p>
                      </text:list-item>
                    </text:list>
                  </text:list-item>
                  <text:list-item>
                    <text:p>Different onlineness issue.</text:p>
                    <text:list>
                      <text:list-item>
                        <text:p>If public node is down, unpublished nodes cannot send/recv</text:p>
                      </text:list-item>
                    </text:list>
                  </text:list-item>
                  <text:list-item>
                    <text:p>MuSig node “is a” public node where unpublished nodes (nodelets) have channels to.</text:p>
                    <text:list>
                      <text:list-item>
                        <text:p>But less onchain footprint and less funds kept in channel UTXOs!</text:p>
                      </text:list-item>
                    </text:list>
                  </text:list-item>
                </text:list>
              </text:list-item>
              <text:list-item>
                <text:p>Channel factories vs Nodelets:</text:p>
                <text:list>
                  <text:list-item>
                    <text:p>Factories have larger nSequence constraints than nodel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Q? A!</text:p>
          </draw:text-box>
        </draw:frame>
        <presentation:notes draw:style-name="dp2">
          <draw:page-thumbnail draw:style-name="gr8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18:10:18.708287820</meta:creation-date>
    <meta:editing-duration>P0D</meta:editing-duration>
    <meta:editing-cycles>1</meta:editing-cycles>
    <meta:generator>LibreOffice/5.2.7.2$Linux_X86_64 LibreOffice_project/20m0$Build-2</meta:generator>
    <meta:document-statistic meta:object-count="809"/>
  </office:meta>
</office:document-meta>
</file>